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1204F123D673A7E1.png" manifest:media-type="image/png"/>
  <manifest:file-entry manifest:full-path="Pictures/1000020100000030000000306606E5722CDAC54F.png" manifest:media-type="image/png"/>
  <manifest:file-entry manifest:full-path="Pictures/10000000000000500000000F88A725AFCA06D7CA.png" manifest:media-type="image/png"/>
  <manifest:file-entry manifest:full-path="Pictures/10000000000002580000016A67BC25FA5DCA0081.png" manifest:media-type="image/png"/>
  <manifest:file-entry manifest:full-path="Pictures/10000201000000300000003004FE3E0344D2107E.png" manifest:media-type="image/png"/>
  <manifest:file-entry manifest:full-path="Pictures/10000201000000300000003064EF166F1C13951B.png" manifest:media-type="image/png"/>
  <manifest:file-entry manifest:full-path="Pictures/1000000000000358000002466DB7962693DEBAEC.jpg" manifest:media-type="image/jpeg"/>
  <manifest:file-entry manifest:full-path="Pictures/100002010000003000000030651455AF12E704F0.png" manifest:media-type="image/png"/>
  <manifest:file-entry manifest:full-path="Pictures/100000000000034F0000024B1544BB63B168AD05.jpg" manifest:media-type="image/jpeg"/>
  <manifest:file-entry manifest:full-path="Pictures/10000201000000300000003067F58319BE35A1EA.png" manifest:media-type="image/png"/>
  <manifest:file-entry manifest:full-path="Pictures/1000020100000030000000300E9133368F13F7DB.png" manifest:media-type="image/png"/>
  <manifest:file-entry manifest:full-path="Pictures/100002010000003000000030F9649ECE1B189431.png" manifest:media-type="image/png"/>
  <manifest:file-entry manifest:full-path="Pictures/1000020100000030000000301EEDCD0A5CF04EF6.png" manifest:media-type="image/png"/>
  <manifest:file-entry manifest:full-path="Pictures/100002010000003000000030C5BBE9294E27A6D8.png" manifest:media-type="image/png"/>
  <manifest:file-entry manifest:full-path="Pictures/100002010000003000000030F50CAEBC4EDBC115.png" manifest:media-type="image/png"/>
  <manifest:file-entry manifest:full-path="Pictures/100002010000003000000030941134B597FBBCDD.png" manifest:media-type="image/png"/>
  <manifest:file-entry manifest:full-path="Pictures/100002010000003000000030CA873B60EF2D5425.png" manifest:media-type="image/png"/>
  <manifest:file-entry manifest:full-path="Pictures/100002010000003000000030E4548CDE7C4404BF.png" manifest:media-type="image/png"/>
  <manifest:file-entry manifest:full-path="Pictures/100002010000003000000030BB5CBCA186A8065B.png" manifest:media-type="image/png"/>
  <manifest:file-entry manifest:full-path="Pictures/1000020100000030000000307C8D5BFE7DF89053.png" manifest:media-type="image/png"/>
  <manifest:file-entry manifest:full-path="Pictures/1000020100000030000000300D846040DC2F4DB3.png" manifest:media-type="image/png"/>
  <manifest:file-entry manifest:full-path="Pictures/100002010000003000000030E3550F85E6BFE554.png" manifest:media-type="image/png"/>
  <manifest:file-entry manifest:full-path="Pictures/1000020100000030000000306B517626C34BAD05.png" manifest:media-type="image/png"/>
  <manifest:file-entry manifest:full-path="Pictures/1000020100000030000000301C8127100A49BF3D.png" manifest:media-type="image/png"/>
  <manifest:file-entry manifest:full-path="Pictures/1000020100000030000000304CC9924A750F684F.png" manifest:media-type="image/png"/>
  <manifest:file-entry manifest:full-path="Pictures/10000201000000300000003062D4BFEE53403155.png" manifest:media-type="image/png"/>
  <manifest:file-entry manifest:full-path="Pictures/100000000000052100000217F030401A09C980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6"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6"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7" style:family="paragraph" style:parent-style-name="Footnote">
      <style:text-properties style:font-name="Arial" fo:font-size="8pt" fo:font-weight="normal" style:font-size-asian="8pt" style:font-weight-asian="normal" style:font-size-complex="8pt" style:font-weight-complex="normal"/>
    </style:style>
    <style:style style:name="P18" style:family="paragraph" style:parent-style-name="Footnote">
      <style:text-properties fo:font-size="8pt" style:font-size-asian="8pt" style:font-size-complex="8pt"/>
    </style:style>
    <style:style style:name="P19"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20" style:family="paragraph" style:parent-style-name="Table_20_Contents">
      <style:text-properties style:font-name="Arial" fo:language="fr" fo:country="FR"/>
    </style:style>
    <style:style style:name="P21"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use-window-font-color="true" style:font-name="Arial" fo:font-size="9pt" fo:language="fr" fo:country="FR" fo:font-weight="bold"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use-window-font-color="true" style:font-name="Arial" fo:font-size="11pt" fo:language="fr" fo:country="FR" fo:font-weight="bold" style:font-size-asian="11pt" style:font-weight-asian="bold" style:font-size-complex="11pt" style:font-weight-complex="bold"/>
    </style:style>
    <style:style style:name="P34"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6" style:family="paragraph" style:parent-style-name="Header">
      <style:paragraph-properties fo:text-align="justify" style:justify-single-word="false" fo:break-before="page">
        <style:tab-stops/>
      </style:paragraph-properties>
      <style:text-properties style:font-name="Arial" fo:language="fr" fo:country="FR"/>
    </style:style>
    <style:style style:name="P37" style:family="paragraph" style:parent-style-name="Standard">
      <style:paragraph-properties fo:break-before="page"/>
      <style:text-properties style:font-name="Arial" fo:language="fr" fo:country="FR"/>
    </style:style>
    <style:style style:name="P38" style:family="paragraph" style:parent-style-name="Standard">
      <style:paragraph-properties fo:text-align="justify" style:justify-single-word="false" fo:break-before="page"/>
      <style:text-properties style:font-name="Arial" fo:language="fr" fo:country="FR"/>
    </style:style>
    <style:style style:name="P39" style:family="paragraph" style:parent-style-name="Standard">
      <style:text-properties style:font-name="Arial"/>
    </style:style>
    <style:style style:name="P40" style:family="paragraph" style:parent-style-name="Standard">
      <style:text-properties style:font-name="Arial" fo:language="fr" fo:country="FR"/>
    </style:style>
    <style:style style:name="P41" style:family="paragraph" style:parent-style-name="Standard">
      <style:paragraph-properties fo:text-align="justify" style:justify-single-word="false"/>
      <style:text-properties style:font-name="Arial" fo:language="fr" fo:country="FR"/>
    </style:style>
    <style:style style:name="P42"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43"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4"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5"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6" style:family="paragraph" style:parent-style-name="Standard">
      <style:paragraph-properties fo:text-align="center" style:justify-single-word="false"/>
      <style:text-properties style:font-name="Arial" fo:font-size="11pt" style:font-size-asian="11pt" style:font-size-complex="11pt"/>
    </style:style>
    <style:style style:name="P47" style:family="paragraph" style:parent-style-name="Standard">
      <style:text-properties style:font-name="Arial" fo:font-size="11pt" officeooo:paragraph-rsid="0039b9c3" style:font-size-asian="11pt" style:font-size-complex="11pt"/>
    </style:style>
    <style:style style:name="P48" style:family="paragraph" style:parent-style-name="Standard">
      <style:text-properties style:font-name="Arial" fo:font-size="10pt" style:font-size-asian="10pt" style:font-size-complex="10pt"/>
    </style:style>
    <style:style style:name="P49" style:family="paragraph" style:parent-style-name="Standard">
      <style:paragraph-properties fo:text-align="center" style:justify-single-word="false"/>
      <style:text-properties style:font-name="Arial" fo:font-size="10pt" style:font-size-asian="10pt" style:font-size-complex="10pt"/>
    </style:style>
    <style:style style:name="P50" style:family="paragraph" style:parent-style-name="Standard">
      <style:text-properties style:font-name="Arial" fo:font-size="10pt" fo:font-weight="bold" style:font-size-asian="10pt" style:font-weight-asian="bold" style:font-size-complex="10pt" style:font-weight-complex="bold"/>
    </style:style>
    <style:style style:name="P5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52"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5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5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56" style:family="paragraph" style:parent-style-name="Standard">
      <style:text-properties style:font-name="Arial" fo:font-size="12pt" style:font-size-asian="12pt" style:font-size-complex="12pt"/>
    </style:style>
    <style:style style:name="P57"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8" style:family="paragraph" style:parent-style-name="Standard">
      <style:paragraph-properties fo:text-align="center" style:justify-single-word="false"/>
      <style:text-properties style:font-name="Arial"/>
    </style:style>
    <style:style style:name="P59"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61"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62" style:family="paragraph" style:parent-style-name="Standard">
      <style:paragraph-properties fo:text-align="justify" style:justify-single-word="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63" style:family="paragraph" style:parent-style-name="Standard">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64"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65"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66" style:family="paragraph" style:parent-style-name="Standard">
      <style:paragraph-properties fo:text-align="justify" style:justify-single-word="false"/>
      <style:text-properties style:font-name="Times New Roman"/>
    </style:style>
    <style:style style:name="P67" style:family="paragraph" style:parent-style-name="Standard">
      <style:text-properties fo:font-size="9pt" fo:language="fr" fo:country="FR" fo:font-weight="normal" style:font-size-asian="9pt" style:font-weight-asian="normal" style:font-size-complex="9pt" style:font-weight-complex="normal"/>
    </style:style>
    <style:style style:name="P68" style:family="paragraph" style:parent-style-name="Standard">
      <style:paragraph-properties fo:text-align="justify" style:justify-single-word="false"/>
    </style:style>
    <style:style style:name="P69" style:family="paragraph" style:parent-style-name="Standard">
      <style:text-properties fo:font-size="12pt" style:font-size-asian="12pt" style:font-size-complex="12pt"/>
    </style:style>
    <style:style style:name="P70" style:family="paragraph" style:parent-style-name="Standard">
      <style:text-properties fo:font-size="11pt" style:font-size-asian="11pt" style:font-size-complex="11pt"/>
    </style:style>
    <style:style style:name="P71" style:family="paragraph" style:parent-style-name="Standard">
      <style:paragraph-properties fo:text-align="center" style:justify-single-word="false"/>
      <style:text-properties fo:font-weight="bold" officeooo:paragraph-rsid="0027698e" style:font-weight-asian="bold" style:font-weight-complex="bold"/>
    </style:style>
    <style:style style:name="P72" style:family="paragraph" style:parent-style-name="Standard">
      <style:paragraph-properties fo:text-align="center" style:justify-single-word="false"/>
      <style:text-properties fo:font-weight="bold" officeooo:paragraph-rsid="00287832" style:font-weight-asian="bold" style:font-weight-complex="bold"/>
    </style:style>
    <style:style style:name="P73" style:family="paragraph" style:parent-style-name="Standard">
      <style:paragraph-properties fo:margin-left="0cm" fo:margin-right="0cm" fo:text-indent="0cm" style:auto-text-indent="false"/>
      <style:text-properties style:font-name="Arial" fo:language="fr" fo:country="FR"/>
    </style:style>
    <style:style style:name="P74"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5"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Text_20_body_20_indent"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style:font-name="Arial" fo:language="fr" fo:country="FR"/>
    </style:style>
    <style:style style:name="P77"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7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79"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8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83"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84" style:family="paragraph" style:parent-style-name="Standard">
      <style:paragraph-properties fo:margin-left="0cm" fo:margin-right="0cm" fo:text-align="justify" style:justify-single-word="false" fo:orphans="2" fo:widows="2" fo:text-indent="0cm" style:auto-text-indent="false" style:writing-mode="lr-tb"/>
      <style:text-properties fo:color="#000000" style:font-name="Arial" fo:language="fr" fo:country="FR" style:text-underline-style="none" fo:font-weight="normal" style:font-weight-asian="normal" style:font-weight-complex="normal"/>
    </style:style>
    <style:style style:name="P85"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86"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7"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88"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9"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90" style:family="paragraph" style:parent-style-name="Corps_20_de_20_texte_20_2">
      <style:text-properties style:font-name="Arial"/>
    </style:style>
    <style:style style:name="P91" style:family="paragraph" style:parent-style-name="Corps_20_de_20_texte_20_2">
      <style:text-properties style:font-name="Arial" fo:language="fr" fo:country="FR"/>
    </style:style>
    <style:style style:name="P92" style:family="paragraph" style:parent-style-name="Corps_20_de_20_texte_20_2">
      <style:text-properties style:font-name="Arial" fo:font-size="10pt" fo:language="fr" fo:country="FR" style:font-size-asian="10pt" style:font-size-complex="10pt"/>
    </style:style>
    <style:style style:name="P93" style:family="paragraph" style:parent-style-name="Corps_20_de_20_texte_20_2">
      <style:text-properties style:use-window-font-color="true" style:font-name="Arial" fo:font-size="10pt" fo:language="fr" fo:country="FR" style:font-name-asian="Times New Roman" style:font-size-asian="10pt" style:font-size-complex="10pt" style:language-complex="ar" style:country-complex="SA"/>
    </style:style>
    <style:style style:name="P94" style:family="paragraph" style:parent-style-name="Corps_20_de_20_texte_20_2">
      <style:text-properties style:use-window-font-color="true" style:font-name="Arial" fo:language="fr" fo:country="FR" style:font-name-asian="Times New Roman" style:language-complex="ar" style:country-complex="SA"/>
    </style:style>
    <style:style style:name="P95"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9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97"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98"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99" style:family="paragraph" style:parent-style-name="Standard">
      <style:paragraph-properties fo:margin-top="0cm" fo:margin-bottom="0cm" loext:contextual-spacing="false"/>
      <style:text-properties style:font-name="Arial" fo:language="fr" fo:country="FR" style:font-name-asian="Times New Roman" style:font-name-complex="Times New Roman"/>
    </style:style>
    <style:style style:name="P100" style:family="paragraph" style:parent-style-name="Table_20_Contents">
      <style:paragraph-properties fo:margin-top="0cm" fo:margin-bottom="0cm" loext: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101"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102"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03" style:family="paragraph" style:parent-style-name="Table_20_Contents">
      <style:paragraph-properties fo:margin-top="0.101cm" fo:margin-bottom="0.101cm" loext: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104"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05"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106"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07"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style:font-name-asian="Times New Roman" style:language-complex="ar" style:country-complex="SA"/>
    </style:style>
    <style:style style:name="P108"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109" style:family="paragraph" style:parent-style-name="Standard">
      <style:paragraph-properties fo:margin-left="-0.025cm" fo:margin-right="0cm" fo:text-align="justify" style:justify-single-word="false" fo:text-indent="0cm" style:auto-text-indent="false">
        <style:tab-stops/>
      </style:paragraph-properties>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9.001cm" style:type="right" style:leader-style="dotted" style:leader-text="."/>
        </style:tab-stops>
      </style:paragraph-properties>
    </style:style>
    <style:style style:name="P112" style:family="paragraph" style:parent-style-name="Contents_20_3">
      <style:paragraph-properties>
        <style:tab-stops>
          <style:tab-stop style:position="19.001cm" style:type="right" style:leader-style="dotted" style:leader-text="."/>
        </style:tab-stops>
      </style:paragraph-properties>
    </style:style>
    <style:style style:name="P113"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7" style:family="paragraph" style:parent-style-name="Text_20_body_20_indent" style:list-style-name="L10">
      <style:text-properties style:font-name="Arial" fo:language="fr" fo:country="FR"/>
    </style:style>
    <style:style style:name="P118" style:family="paragraph" style:parent-style-name="Footnote">
      <style:text-properties fo:font-size="8pt" style:font-size-asian="8pt" style:font-size-complex="8pt"/>
    </style:style>
    <style:style style:name="P119" style:family="paragraph" style:parent-style-name="Heading_20_2">
      <style:text-properties style:font-name="Arial" fo:font-size="14pt" fo:language="fr" fo:country="FR" style:font-size-asian="14pt" style:font-size-complex="14pt"/>
    </style:style>
    <style:style style:name="P120" style:family="paragraph" style:parent-style-name="Heading_20_2">
      <style:text-properties style:font-name="Arial" fo:language="fr" fo:country="FR"/>
    </style:style>
    <style:style style:name="P121"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22"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23" style:family="paragraph" style:parent-style-name="Heading_20_2">
      <style:paragraph-properties fo:break-before="page"/>
      <style:text-properties style:font-name="Arial" fo:font-size="14pt" fo:language="fr" fo:country="FR" style:font-size-asian="14pt" style:font-size-complex="14pt"/>
    </style:style>
    <style:style style:name="P124"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5" style:family="paragraph" style:parent-style-name="Heading_20_3">
      <style:text-properties style:font-name="Arial"/>
    </style:style>
    <style:style style:name="P126" style:family="paragraph" style:parent-style-name="Heading_20_3">
      <style:text-properties style:font-name="Arial" fo:language="fr" fo:country="FR"/>
    </style:style>
    <style:style style:name="P127" style:family="paragraph" style:parent-style-name="Heading_20_3">
      <style:text-properties style:font-name="Arial" fo:font-size="12pt" fo:language="fr" fo:country="FR" style:font-size-asian="12pt" style:font-size-complex="12pt"/>
    </style:style>
    <style:style style:name="P128"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129" style:family="paragraph" style:parent-style-name="Heading_20_3">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0" style:family="paragraph" style:parent-style-name="Heading_20_3">
      <style:text-properties style:use-window-font-color="true"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2" style:family="paragraph" style:parent-style-name="Heading_20_3">
      <style:text-properties style:use-window-font-color="true" style:font-name="Arial" fo:font-size="12pt" style:text-underline-style="none" fo:font-weight="bold" style:font-name-asian="Times New Roman" style:font-size-asian="10pt" style:font-name-complex="Arial" style:font-size-complex="13pt" style:language-complex="ar" style:country-complex="SA"/>
    </style:style>
    <style:style style:name="P133"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134" style:family="paragraph" style:parent-style-name="Heading_20_4">
      <style:text-properties style:font-name="Arial" fo:language="fr" fo:country="FR"/>
    </style:style>
    <style:style style:name="P135"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136" style:family="paragraph" style:parent-style-name="Heading_20_1">
      <style:text-properties style:font-name="Arial" fo:font-size="16pt" fo:language="fr" fo:country="FR" style:font-size-asian="16pt" style:font-size-complex="16pt"/>
    </style:style>
    <style:style style:name="P137" style:family="paragraph" style:parent-style-name="Heading_20_1">
      <style:paragraph-properties fo:break-before="page"/>
      <style:text-properties style:font-name="Arial" fo:font-size="16pt" fo:language="fr" fo:country="FR" style:font-size-asian="16pt" style:font-size-complex="16pt"/>
    </style:style>
    <style:style style:name="P138"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9"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40" style:family="paragraph" style:parent-style-name="Standard" style:list-style-name="L2">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41" style:family="paragraph" style:parent-style-name="Standard" style:list-style-name="L1">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42" style:family="paragraph" style:parent-style-name="Standard" style:list-style-name="L3">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43"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Standard" style:list-style-name="L4">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45" style:family="paragraph" style:parent-style-name="Standard" style:list-style-name="L6">
      <style:paragraph-properties fo:text-align="justify" style:justify-single-word="false"/>
      <style:text-properties style:use-window-font-color="true" style:font-name="Arial" fo:language="fr" fo:country="FR" style:font-name-asian="Times New Roman" style:language-complex="ar" style:country-complex="SA"/>
    </style:style>
    <style:style style:name="P146"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47" style:family="paragraph" style:parent-style-name="Standard" style:list-style-name="L7">
      <style:text-properties style:font-name="Arial"/>
    </style:style>
    <style:style style:name="P148" style:family="paragraph" style:parent-style-name="Standard" style:list-style-name="WW8Num9">
      <style:paragraph-properties fo:text-align="justify" style:justify-single-word="false"/>
      <style:text-properties style:font-name="Arial" fo:language="fr" fo:country="FR"/>
    </style:style>
    <style:style style:name="P149" style:family="paragraph" style:parent-style-name="Standard" style:list-style-name="L11">
      <style:text-properties fo:font-size="11pt" style:font-size-asian="11pt" style:font-size-complex="11pt"/>
    </style:style>
    <style:style style:name="P150"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51"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52"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153"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4"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55"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6"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paragraph-rsid="00287832" style:font-name-asian="Times New Roman" style:font-size-asian="12pt" style:font-name-complex="Times New Roman" style:font-size-complex="12pt" style:language-complex="ar" style:country-complex="SA"/>
    </style:style>
    <style:style style:name="P157"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8"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45adeb" style:font-weight-asian="normal" style:font-weight-complex="normal"/>
    </style:style>
    <style:style style:name="T6" style:family="text">
      <style:text-properties fo:font-weight="normal" officeooo:rsid="00326f27" style:font-weight-asian="normal" style:font-weight-complex="normal"/>
    </style:style>
    <style:style style:name="T7" style:family="text">
      <style:text-properties fo:font-size="10pt" fo:language="fr" fo:country="FR" style:font-size-asian="10pt"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0000" style:text-underline-style="none"/>
    </style:style>
    <style:style style:name="T12" style:family="text">
      <style:text-properties fo:color="#000000" style:text-underline-style="none" fo:font-weight="normal" style:font-weight-asian="normal" style:font-weight-complex="normal"/>
    </style:style>
    <style:style style:name="T13" style:family="text">
      <style:text-properties fo:color="#000000" style:font-name="Arial" fo:language="fr" fo:country="FR" style:text-underline-style="none"/>
    </style:style>
    <style:style style:name="T14" style:family="text">
      <style:text-properties fo:color="#000000" style:font-name="Arial" fo:language="fr" fo:country="FR"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22pt" fo:font-weight="bold" style:font-size-asian="22pt" style:font-weight-asian="bold" style:font-weight-complex="bold"/>
    </style:style>
    <style:style style:name="T17"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fo:font-size="12pt" style:font-name-asian="Times New Roman" style:font-size-asian="12pt" style:font-name-complex="Times New Roman" style:font-size-complex="12pt" style:language-complex="ar" style:country-complex="SA"/>
    </style:style>
    <style:style style:name="T19" style:family="text">
      <style:text-properties style:use-window-font-color="true" style:font-name="Arial" fo:language="fr" fo:country="FR" style:font-name-asian="Times New Roman" style:language-complex="ar" style:country-complex="SA"/>
    </style:style>
    <style:style style:name="T20" style:family="text">
      <style:text-properties style:use-window-font-color="true" style:font-name="Arial" fo:language="fr" fo:country="FR" style:font-name-asian="Times New Roman" style:font-name-complex="Times New Roman" style:language-complex="ar" style:country-complex="SA"/>
    </style:style>
    <style:style style:name="T21"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22" style:family="text">
      <style:text-properties style:use-window-font-color="true" style:font-name="Arial" fo:font-size="8pt" style:font-name-asian="Times New Roman" style:font-size-asian="8pt" style:font-name-complex="Times New Roman" style:font-size-complex="8pt" style:language-complex="ar" style:country-complex="SA"/>
    </style:style>
    <style:style style:name="T23" style:family="text">
      <style:text-properties style:use-window-font-color="true" style:font-name-asian="Times New Roman" style:language-complex="ar" style:country-complex="SA"/>
    </style:style>
    <style:style style:name="T24" style:family="text">
      <style:text-properties style:use-window-font-color="true" style:font-name-asian="Times New Roman" style:font-name-complex="Times New Roman" style:language-complex="ar" style:country-complex="SA"/>
    </style:style>
    <style:style style:name="T25" style:family="text">
      <style:text-properties style:use-window-font-color="true" style:text-underline-style="none" fo:font-weight="bold" style:font-name-asian="Times New Roman" style:font-name-complex="Arial" style:language-complex="ar" style:country-complex="SA"/>
    </style:style>
    <style:style style:name="T26" style:family="text">
      <style:text-properties style:use-window-font-color="true" fo:language="fr" fo:country="FR" style:font-name-asian="Times New Roman" style:font-name-complex="Times New Roman" style:language-complex="ar" style:country-complex="SA"/>
    </style:style>
    <style:style style:name="T27" style:family="text">
      <style:text-properties style:use-window-font-color="true" fo:language="fr" fo:country="FR" style:font-name-asian="Times New Roman" style:language-complex="ar" style:country-complex="SA"/>
    </style:style>
    <style:style style:name="T28" style:family="text">
      <style:text-properties style:use-window-font-color="true" fo:language="fr" fo:country="FR" fo:font-weight="bold" style:font-name-asian="Times New Roman" style:font-weight-asian="bold" style:language-complex="ar" style:country-complex="SA" style:font-weight-complex="bold"/>
    </style:style>
    <style:style style:name="T29" style:family="text">
      <style:text-properties style:use-window-font-color="true" style:font-name="Arial1" style:font-name-asian="Times New Roman" style:font-name-complex="Times New Roman" style:language-complex="ar" style:country-complex="SA"/>
    </style:style>
    <style:style style:name="T30" style:family="text">
      <style:text-properties style:use-window-font-color="true"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1" style:family="text">
      <style:text-properties style:use-window-font-color="true" fo:font-size="16pt" style:font-name-asian="Times New Roman" style:font-size-asian="16pt" style:font-size-complex="16pt" style:language-complex="ar" style:country-complex="SA"/>
    </style:style>
    <style:style style:name="T32" style:family="text">
      <style:text-properties fo:color="#0066ff" style:font-name="Arial" fo:font-size="12pt" fo:language="fr" fo:country="FR" style:font-name-asian="Times New Roman" style:font-size-asian="12pt" style:font-size-complex="12pt" style:language-complex="ar" style:country-complex="SA"/>
    </style:style>
    <style:style style:name="T33" style:family="text">
      <style:text-properties style:font-name="Arial"/>
    </style:style>
    <style:style style:name="T34" style:family="text">
      <style:text-properties style:font-name="Arial" fo:language="fr" fo:country="FR"/>
    </style:style>
    <style:style style:name="T35" style:family="text">
      <style:text-properties style:font-name="Arial" fo:font-size="10pt" fo:language="fr" fo:country="FR" style:font-size-asian="10pt" style:font-size-complex="10pt"/>
    </style:style>
    <style:style style:name="T36" style:family="text">
      <style:text-properties style:font-name="Arial" fo:font-size="8pt" style:font-size-asian="8pt" style:font-size-complex="8pt"/>
    </style:style>
    <style:style style:name="T37" style:family="text">
      <style:text-properties fo:font-size="9pt" fo:language="fr" fo:country="FR" fo:font-weight="normal" style:font-size-asian="9pt" style:font-weight-asian="normal" style:font-size-complex="9pt" style:font-weight-complex="normal"/>
    </style:style>
    <style:style style:name="T38" style:family="text">
      <style:text-properties fo:font-size="12pt" style:font-size-asian="12pt" style:font-size-complex="12pt"/>
    </style:style>
    <style:style style:name="T39" style:family="text">
      <style:text-properties style:text-line-through-style="solid" style:text-line-through-type="single"/>
    </style:style>
    <style:style style:name="T40" style:family="text">
      <style:text-properties fo:language="fr" fo:country="FR"/>
    </style:style>
    <style:style style:name="T41" style:family="text">
      <style:text-properties fo:font-size="16pt" style:font-size-asian="16pt" style:font-size-complex="16pt"/>
    </style:style>
    <style:style style:name="T42" style:family="text">
      <style:text-properties fo:font-size="16pt" fo:font-weight="normal" style:font-size-asian="16pt" style:font-weight-asian="normal" style:font-size-complex="16pt" style:font-weight-complex="normal"/>
    </style:style>
    <style:style style:name="T43" style:family="text">
      <style:text-properties officeooo:rsid="0027698e"/>
    </style:style>
    <style:style style:name="T44" style:family="text">
      <style:text-properties officeooo:rsid="00287832"/>
    </style:style>
    <style:style style:name="T45" style:family="text">
      <style:text-properties fo:language="zxx" fo:country="none" officeooo:rsid="00912206" style:language-asian="zxx" style:country-asian="none" style:language-complex="zxx" style:country-complex="none"/>
    </style:style>
    <style:style style:name="T46" style:family="text">
      <style:text-properties officeooo:rsid="002e555f"/>
    </style:style>
    <style:style style:name="T47" style:family="text">
      <style:text-properties officeooo:rsid="0041b2b7"/>
    </style:style>
    <style:style style:name="T48" style:family="text">
      <style:text-properties officeooo:rsid="004a8843"/>
    </style:style>
    <style:style style:name="T49" style:family="text">
      <style:text-properties officeooo:rsid="004aa298"/>
    </style:style>
    <style:style style:name="T50" style:family="text">
      <style:text-properties officeooo:rsid="004b1b0c"/>
    </style:style>
    <style:style style:name="T51" style:family="text">
      <style:text-properties officeooo:rsid="004be967" style:font-name-asian="Times New Roman" style:font-name-complex="Times New Roman" style:language-complex="ar" style:country-complex="SA"/>
    </style:style>
    <style:style style:name="T52" style:family="text">
      <style:text-properties officeooo:rsid="004b1b0c" style:font-name-asian="Times New Roman" style:font-name-complex="Times New Roman" style:language-complex="ar" style:country-complex="S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99"/>
      <text:p text:style-name="P97"/>
      <text:p text:style-name="P97"/>
      <text:p text:style-name="P97"/>
      <text:p text:style-name="P97"/>
      <text:p text:style-name="P97"/>
      <text:p text:style-name="P97"/>
      <text:p text:style-name="P97"/>
      <text:p text:style-name="P51">DU</text:p>
      <text:p text:style-name="P53">Document Unique d'Evaluation des Risques</text:p>
      <text:p text:style-name="P52">{nomEntreprise}</text:p>
      <text:p text:style-name="P54">Audit du {dateAudit}</text:p>
      <text:p text:style-name="P65"/>
      <text:p text:style-name="P65"/>
      <text:p text:style-name="P77">{mycompany_photo_fullsize}</text:p>
      <text:p text:style-name="P77"/>
      <text:p text:style-name="P77"/>
      <text:p text:style-name="P77"/>
      <text:p text:style-name="P77"/>
      <text:p text:style-name="P77"/>
      <text:p text:style-name="P77"/>
      <text:p text:style-name="P7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2"><text:span text:style-name="T9">Émetteur</text:span> : </text:p>
          </table:table-cell>
          <table:table-cell table:style-name="Tableau1.A1" office:value-type="string">
            <text:p text:style-name="P42">{emetteurDUER}</text:p>
          </table:table-cell>
          <table:table-cell table:style-name="Tableau1.A1" office:value-type="string">
            <text:p text:style-name="P43">Date :</text:p>
          </table:table-cell>
          <table:table-cell table:style-name="Tableau1.D1" office:value-type="string">
            <text:p text:style-name="P42">{dateGeneration}</text:p>
          </table:table-cell>
        </table:table-row>
        <table:table-row table:style-name="Tableau1.2">
          <table:table-cell table:style-name="Tableau1.A1" office:value-type="string">
            <text:p text:style-name="P42"><text:span text:style-name="T9">Destinataire</text:span> :</text:p>
          </table:table-cell>
          <table:table-cell table:style-name="Tableau1.A1" office:value-type="string">
            <text:p text:style-name="P61">{destinataireDUER}</text:p>
          </table:table-cell>
          <table:table-cell table:style-name="Tableau1.A1" office:value-type="string">
            <text:p text:style-name="P45">Tél :</text:p>
            <text:p text:style-name="P44">Mobile :</text:p>
          </table:table-cell>
          <table:table-cell table:style-name="Tableau1.D1" office:value-type="string">
            <text:p text:style-name="P42">{telephone}</text:p>
            <text:p text:style-name="P42">{portable}</text:p>
          </table:table-cell>
        </table:table-row>
      </table:table>
      <text:p text:style-name="P97"/>
      <text:p text:style-name="P98"/>
      <text:p text:style-name="P8">SOMMAIRE</text:p>
      <text:p text:style-name="P15"/>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0"><text:a xlink:type="simple" xlink:href="#__RefHeading__3640_1391606497" text:style-name="Index_20_Link" text:visited-style-name="Index_20_Link">1 <text:s/>Chapitre réglementation<text:tab/>3</text:a></text:p>
          <text:p text:style-name="P111"><text:a xlink:type="simple" xlink:href="#__RefHeading__3642_1391606497" text:style-name="Index_20_Link" text:visited-style-name="Index_20_Link">1.1 <text:s/>Code du travail<text:tab/>3</text:a></text:p>
          <text:p text:style-name="P111"><text:a xlink:type="simple" xlink:href="#__RefHeading__3644_1391606497" text:style-name="Index_20_Link" text:visited-style-name="Index_20_Link">1.2 <text:s/>Circulaire n°6 DRT du 18 avril 2002<text:tab/>3</text:a></text:p>
          <text:p text:style-name="P111"><text:a xlink:type="simple" xlink:href="#__RefHeading___Toc6637_3436688334" text:style-name="Index_20_Link" text:visited-style-name="Index_20_Link">1.3 <text:s/>Loi n° 2021-1018 du 2 août 2021 pour renforcer la prévention en santé au travail<text:tab/>4</text:a></text:p>
          <text:p text:style-name="P111"><text:a xlink:type="simple" xlink:href="#__RefHeading__3646_1391606497" text:style-name="Index_20_Link" text:visited-style-name="Index_20_Link">1.4 <text:s/>Sanctions applicables<text:tab/>4</text:a></text:p>
          <text:p text:style-name="P111"><text:a xlink:type="simple" xlink:href="#__RefHeading___Toc2238_722064094" text:style-name="Index_20_Link" text:visited-style-name="Index_20_Link">1.5 <text:s/>La pénibilité<text:tab/>4</text:a></text:p>
          <text:p text:style-name="P110"><text:a xlink:type="simple" xlink:href="#__RefHeading__24_2019626781" text:style-name="Index_20_Link" text:visited-style-name="Index_20_Link">2 <text:s/>Chapitre administratif<text:tab/>4</text:a></text:p>
          <text:p text:style-name="P111"><text:a xlink:type="simple" xlink:href="#__RefHeading__26_2019626781" text:style-name="Index_20_Link" text:visited-style-name="Index_20_Link">2.1 <text:s/>La méthodologie<text:tab/>4</text:a></text:p>
          <text:p text:style-name="P111"><text:a xlink:type="simple" xlink:href="#__RefHeading__847_2095175097" text:style-name="Index_20_Link" text:visited-style-name="Index_20_Link">2.2 <text:s/>Sources<text:tab/>4</text:a></text:p>
          <text:p text:style-name="P111"><text:a xlink:type="simple" xlink:href="#__RefHeading__851_2095175097" text:style-name="Index_20_Link" text:visited-style-name="Index_20_Link">2.3 <text:s/>Remarque importante<text:tab/>4</text:a></text:p>
          <text:p text:style-name="P111"><text:a xlink:type="simple" xlink:href="#__RefHeading__851_20951750971" text:style-name="Index_20_Link" text:visited-style-name="Index_20_Link">2.4 <text:s/>Localisation de l'étude<text:tab/>4</text:a></text:p>
          <text:p text:style-name="P110"><text:a xlink:type="simple" xlink:href="#__RefHeading__34_2019626781" text:style-name="Index_20_Link" text:visited-style-name="Index_20_Link">3 <text:s/>Chapitre évaluation<text:tab/>5</text:a></text:p>
          <text:p text:style-name="P111"><text:a xlink:type="simple" xlink:href="#__RefHeading__36_2019626781" text:style-name="Index_20_Link" text:visited-style-name="Index_20_Link">3.1 <text:s/>Définition d’un risque<text:tab/>5</text:a></text:p>
          <text:p text:style-name="P111"><text:a xlink:type="simple" xlink:href="#__RefHeading__38_2019626781" text:style-name="Index_20_Link" text:visited-style-name="Index_20_Link">3.2 <text:s/>Définition d’un danger<text:tab/>5</text:a></text:p>
          <text:p text:style-name="P111"><text:a xlink:type="simple" xlink:href="#__RefHeading__40_2019626781" text:style-name="Index_20_Link" text:visited-style-name="Index_20_Link">3.3 <text:s/>Schématique<text:tab/>5</text:a></text:p>
          <text:p text:style-name="P111"><text:a xlink:type="simple" xlink:href="#__RefHeading__42_2019626781" text:style-name="Index_20_Link" text:visited-style-name="Index_20_Link">3.4 <text:s/>Les méthodes d'évaluation<text:tab/>6</text:a></text:p>
          <text:p text:style-name="P112"><text:a xlink:type="simple" xlink:href="#__RefHeading___Toc1337_1738067800" text:style-name="Index_20_Link" text:visited-style-name="Index_20_Link">3.4.1 <text:s/>La méthode d'évaluation simplifiée<text:tab/>6</text:a></text:p>
          <text:p text:style-name="P112"><text:a xlink:type="simple" xlink:href="#__RefHeading__3246_1228000213" text:style-name="Index_20_Link" text:visited-style-name="Index_20_Link">3.4.2 <text:s/>Report des résultats d'exposition à l'amiante<text:tab/>6</text:a></text:p>
          <text:p text:style-name="P112"><text:a xlink:type="simple" xlink:href="#__RefHeading__46_2019626781" text:style-name="Index_20_Link" text:visited-style-name="Index_20_Link">3.4.3 <text:s/>Report des résultats des expositions aux produits chimiques<text:tab/>7</text:a></text:p>
          <text:p text:style-name="P112"><text:a xlink:type="simple" xlink:href="#__RefHeading__3648_1391606497" text:style-name="Index_20_Link" text:visited-style-name="Index_20_Link">3.4.4 <text:s/>La méthode d’évaluation avancée<text:tab/>7</text:a></text:p>
          <text:p text:style-name="P111"><text:a xlink:type="simple" xlink:href="#__RefHeading___Toc13576_3428709420" text:style-name="Index_20_Link" text:visited-style-name="Index_20_Link">3.5 <text:s/>Organigramme - Groupements et Unités de Travail de {nomEntreprise}<text:tab/>9</text:a></text:p>
          <text:p text:style-name="P111"><text:a xlink:type="simple" xlink:href="#__RefHeading___Toc7871_3436688334" text:style-name="Index_20_Link" text:visited-style-name="Index_20_Link">3.6 <text:s/>L’étude des unités de travail<text:tab/>10</text:a></text:p>
          <text:p text:style-name="P112"><text:a xlink:type="simple" xlink:href="#__RefHeading___Toc7873_3436688334" text:style-name="Index_20_Link" text:visited-style-name="Index_20_Link">3.6.1 <text:s/>Description des Unités de Travail (UT)<text:tab/>10</text:a></text:p>
          <text:p text:style-name="P112"><text:a xlink:type="simple" xlink:href="#__RefHeading___Toc7875_3436688334" text:style-name="Index_20_Link" text:visited-style-name="Index_20_Link">3.6.2 <text:s/>Création d’un risque sur un UT ou un GP<text:tab/>10</text:a></text:p>
          <text:p text:style-name="P112"><text:a xlink:type="simple" xlink:href="#__RefHeading__50_2019626781" text:style-name="Index_20_Link" text:visited-style-name="Index_20_Link">3.6.3 <text:s/>Implication des évaluateurs<text:tab/>10</text:a></text:p>
          <text:p text:style-name="P112"><text:a xlink:type="simple" xlink:href="#__RefHeading___Toc7877_3436688334" text:style-name="Index_20_Link" text:visited-style-name="Index_20_Link">3.6.4 <text:s/>Exemple d’une fiche d’Unité de Travail<text:tab/>10</text:a></text:p>
          <text:p text:style-name="P111"><text:a xlink:type="simple" xlink:href="#__RefHeading__52_2019626781" text:style-name="Index_20_Link" text:visited-style-name="Index_20_Link">3.7 <text:s/>L’analyse des risques<text:tab/>11</text:a></text:p>
          <text:p text:style-name="P112"><text:a xlink:type="simple" xlink:href="#__RefHeading__54_2019626781" text:style-name="Index_20_Link" text:visited-style-name="Index_20_Link">3.7.1 <text:s/>Introduction sur l’analyse des risques<text:tab/>11</text:a></text:p>
          <text:p text:style-name="P112"><text:a xlink:type="simple" xlink:href="#__RefHeading___Toc10706_717839532" text:style-name="Index_20_Link" text:visited-style-name="Index_20_Link">3.7.2 <text:s/>Catégories de risques proposées par l’INRS – ED840.pdf<text:tab/>11</text:a></text:p>
          <text:p text:style-name="P112"><text:a xlink:type="simple" xlink:href="#__RefHeading__56_2019626781" text:style-name="Index_20_Link" text:visited-style-name="Index_20_Link">3.7.3 <text:s/>Le risque par ligne pour une Unité de Travail<text:tab/>12</text:a></text:p>
          <text:p text:style-name="P112"><text:a xlink:type="simple" xlink:href="#__RefHeading___Toc3775_1111049020" text:style-name="Index_20_Link" text:visited-style-name="Index_20_Link">3.7.4 <text:s/>Résultats de la somme des risques par unité de travail et groupement<text:tab/>12</text:a></text:p>
          <text:p text:style-name="P110"><text:a xlink:type="simple" xlink:href="#__RefHeading__66_2019626781" text:style-name="Index_20_Link" text:visited-style-name="Index_20_Link">4 <text:s/>Hiérarchisation des risques et programme annuel de prévention<text:tab/>14</text:a></text:p>
          <text:p text:style-name="P111"><text:a xlink:type="simple" xlink:href="#__RefHeading___Toc7382_3827447914" text:style-name="Index_20_Link" text:visited-style-name="Index_20_Link">4.1 <text:s/>Rappel sur le PAPRIPACT<text:tab/>14</text:a></text:p>
          <text:p text:style-name="P111"><text:a xlink:type="simple" xlink:href="#__RefHeading___Toc7384_3827447914" text:style-name="Index_20_Link" text:visited-style-name="Index_20_Link">4.2 <text:s/>Explications sur la hiérarchisation des risques<text:tab/>14</text:a></text:p>
          <text:p text:style-name="P111"><text:a xlink:type="simple" xlink:href="#__RefHeading__3670_1391606497" text:style-name="Index_20_Link" text:visited-style-name="Index_20_Link">4.3 <text:s/>Risques classés par ordre décroissant avec le PAPRIPACT<text:tab/>15</text:a></text:p>
        </text:index-body>
      </text:table-of-content>
      <text:h text:style-name="P138" text:outline-level="1"><text:bookmark-start text:name="__RefHeading__3640_1391606497"/>Chapitre réglementation<text:bookmark-end text:name="__RefHeading__3640_1391606497"/></text:h>
      <text:p text:style-name="P66"><text:span text:style-name="T1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4">décret n°2001-1016 du 5 novembre 2001</text:span></text:a><text:span text:style-name="T1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9" text:outline-level="2"><text:bookmark-start text:name="__RefHeading__3642_1391606497"/>Code du travail<text:bookmark-end text:name="__RefHeading__3642_1391606497"/></text:h>
      <text:list xml:id="list3400816157" text:style-name="L1">
        <text:list-header>
          <text:p text:style-name="P150"><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85"/>
      <text:list xml:id="list184804291643730" text:continue-numbering="true" text:style-name="L1">
        <text:list-header>
          <text:p text:style-name="P152"><text:span text:style-name="T15">Article R4121-2</text:span> : "La mise à jour du document unique d'évaluation des risques est réalisée:</text:p>
        </text:list-header>
      </text:list>
      <text:list xml:id="list4072241255" text:style-name="L2">
        <text:list-item>
          <text:p text:style-name="P140">Au moins chaque année</text:p>
        </text:list-item>
        <text:list-item>
          <text:p text:style-name="P140">Lors de toute décision d'aménagement important modifiant les conditions de santé et de sécurité ou les conditions de travail</text:p>
        </text:list-item>
        <text:list-item>
          <text:p text:style-name="P140">Lorsqu'une information supplémentaire intéressant l'évaluation d'un risque dans une unité de travail est recueillie</text:p>
        </text:list-item>
      </text:list>
      <text:list xml:id="list184804416824594" text:continue-list="list184804291643730" text:style-name="L1">
        <text:list-header>
          <text:p text:style-name="P141"/>
        </text:list-header>
      </text:list>
      <text:p text:style-name="P84"><text:span text:style-name="T15">Article R4121-3</text:span> : </text:p>
      <text:p text:style-name="P84">"Dans les établissements dotés d'un comité social et économique, le document unique d'évaluation des risques est utilisé pour l'établissement du rapport et du programme de prévention des risques professionnels annuels prévus à l'article L. 4612-16."</text:p>
      <text:p text:style-name="P60"/>
      <text:list xml:id="list184802664510347" text:continue-numbering="true" text:style-name="L1">
        <text:list-header>
          <text:p text:style-name="P150"><text:span text:style-name="T15">Article R4121-4</text:span> : Le document unique d'évaluation des risques est tenu à la disposition :</text:p>
        </text:list-header>
      </text:list>
      <text:list xml:id="list1238461450" text:style-name="L3">
        <text:list-item>
          <text:p text:style-name="P142">1° Des travailleurs ;</text:p>
        </text:list-item>
        <text:list-item>
          <text:p text:style-name="P142">2° Des membres de la délégation du personnel du comité social et économique ;</text:p>
        </text:list-item>
        <text:list-item>
          <text:p text:style-name="P142">3° Du médecin du travail et des professionnels de santé mentionnés à l'article L. 4624-1 ;</text:p>
        </text:list-item>
        <text:list-item>
          <text:p text:style-name="P142">4° Des agents de l'inspection du travail ;</text:p>
        </text:list-item>
        <text:list-item>
          <text:p text:style-name="P142">5° Des agents des services de prévention des organismes de sécurité sociale ;</text:p>
        </text:list-item>
        <text:list-item>
          <text:p text:style-name="P142">6° Des agents des organismes professionnels de santé, de sécurité et des conditions de travail mentionnés à l'article L. 4643-1 ;</text:p>
        </text:list-item>
        <text:list-item>
          <text:p text:style-name="P142">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2">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9" text:outline-level="2"><text:bookmark-start text:name="__RefHeading__3644_1391606497"/>Circulaire n°6 DRT du 18 avril 2002<text:bookmark-end text:name="__RefHeading__3644_1391606497"/></text:h>
      <text:p text:style-name="P55">Cette circulaire vient préciser l'application du décret du 5 novembre 2001. Elle vise à fournir les éléments de droit et de méthodes utiles pour promouvoir le document unique et faciliter sa compréhension. </text:p>
      <text:h text:style-name="P119" text:outline-level="2"><text:bookmark-start text:name="__RefHeading___Toc6637_3436688334"/><text:soft-page-break/>Loi n° 2021-1018 du 2 août 2021 pour renforcer la prévention en santé au travail<text:bookmark-end text:name="__RefHeading___Toc6637_3436688334"/></text:h>
      <text:p text:style-name="P56"><text:span text:style-name="T40">Cette loi vient renforcer la prévention en santé au travail et vous demande notamment d’intégrer le p</text:span><text:span text:style-name="T26">rogramme annuel de prévention pour les sociétés de plus de 50 personnes. Pour les risques identifiés nous vous conseillons d’activer le plan d’actions qui vous permet de renseigner :</text:span></text:p>
      <text:list xml:id="list1553534105" text:style-name="L4">
        <text:list-item>
          <text:p text:style-name="P144">Ses conditions d’exécution</text:p>
        </text:list-item>
        <text:list-item>
          <text:p text:style-name="P144">Les indicateurs de résultat</text:p>
        </text:list-item>
        <text:list-item>
          <text:p text:style-name="P144">L’estimation de son coût</text:p>
        </text:list-item>
        <text:list-item>
          <text:p text:style-name="P144">Les ressources de l’entreprise pouvant être mobilisées</text:p>
        </text:list-item>
        <text:list-item>
          <text:p text:style-name="P144">Le calendrier de mise en œuvre</text:p>
        </text:list-item>
      </text:list>
      <text:p text:style-name="P69"><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3">Légifrance Loi de 2021-1018</text:span></text:a></text:p>
      <text:h text:style-name="P119" text:outline-level="2"><text:bookmark-start text:name="__RefHeading__3646_1391606497"/>Sanctions applicables<text:bookmark-end text:name="__RefHeading__3646_1391606497"/></text:h>
      <text:list xml:id="list3208017290" text:style-name="L5">
        <text:list-header>
          <text:p text:style-name="P151"><text:span text:style-name="T12">L’absence de document unique, en cas de contrôle de l’inspection du travail, peut-être sanctionnée de 1 500 € d’amende</text:span><text:span text:style-name="T11"> par unité de travail et de 3 000 € par unité de travail en cas de récidive. </text:span>De plus, l’employeur peut être condamné pour délit d’entrave si le document unique n’est pas à la disposition des représentants du personnel.</text:p>
        </text:list-header>
      </text:list>
      <text:h text:style-name="P121" text:outline-level="2"><text:bookmark-start text:name="__RefHeading___Toc2238_722064094"/>La pénibilité<text:bookmark-end text:name="__RefHeading___Toc2238_722064094"/></text:h>
      <text:p text:style-name="P109"><text:span text:style-name="T3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4">compteprofessionnelprevention.fr</text:span></text:a></text:p>
      <text:h text:style-name="P136" text:outline-level="1"><text:bookmark-start text:name="__RefHeading__24_2019626781"/>Chapitre administratif<text:bookmark-end text:name="__RefHeading__24_2019626781"/></text:h>
      <text:h text:style-name="P119" text:outline-level="2"><text:bookmark-start text:name="__RefHeading__26_2019626781"/>La méthodologie<text:bookmark-end text:name="__RefHeading__26_2019626781"/></text:h>
      <text:p text:style-name="P73"><text:tab/>{methodologie}</text:p>
      <text:h text:style-name="P119" text:outline-level="2"><text:bookmark-start text:name="__RefHeading__847_2095175097"/>Sources<text:bookmark-end text:name="__RefHeading__847_2095175097"/></text:h>
      <text:p text:style-name="P40"><text:tab/>{sources}</text:p>
      <text:h text:style-name="P122" text:outline-level="2"><text:bookmark-start text:name="__RefHeading__851_2095175097"/>Remarque importante<text:bookmark-end text:name="__RefHeading__851_2095175097"/></text:h>
      <text:p text:style-name="P108"><text:tab/>{remarqueImportante}</text:p>
      <text:h text:style-name="P122" text:outline-level="2"><text:bookmark-start text:name="__RefHeading__851_20951750971"/>Localisation de l'étude<text:bookmark-end text:name="__RefHeading__851_20951750971"/></text:h>
      <text:p text:style-name="P108"><text:tab/>{photo_site_plans}</text:p>
      <text:h text:style-name="P137" text:outline-level="1"><text:bookmark-start text:name="__RefHeading__34_2019626781"/>Chapitre évaluation<text:bookmark-end text:name="__RefHeading__34_2019626781"/></text:h>
      <text:p text:style-name="P89">L’évaluation des risques a été menée sur les règles ci-après pour le repérage du danger, la sensibilisation et l’évaluation :</text:p>
      <text:h text:style-name="P119" text:outline-level="2"><text:bookmark-start text:name="__RefHeading__36_2019626781"/>Définition d’un risque<text:bookmark-end text:name="__RefHeading__36_2019626781"/></text:h>
      <text:p text:style-name="P35">Risque : n. masc Danger, inconvénient auquel on s'expose. Elle ne court aucun risque. Il y a un risque de pénurie. Faire quelque chose à ses risques et périls, en prenant l'entière responsabilité des conséquences. </text:p>
      <text:p text:style-name="P91">Un risque calculé, couru en toute connaissance de cause. Au risque de : en s'exposant à. Sauter d'un mur élevé au risque de se briser une jambe. Action de se risquer (1) ; situation dangereuse. Aimer le risque. Prendre des risques : s'exposer à un danger. </text:p>
      <text:p text:style-name="P41">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9" text:outline-level="2"><text:bookmark-start text:name="__RefHeading__38_2019626781"/>Définition d’un danger<text:bookmark-end text:name="__RefHeading__38_2019626781"/></text:h>
      <text:p text:style-name="P3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9" text:outline-level="2"><text:bookmark-start text:name="__RefHeading__40_2019626781"/>Schématique<text:bookmark-end text:name="__RefHeading__40_2019626781"/></text:h>
      <text:p text:style-name="P57">Le risque, c'est l'Homme et le danger dans le même espace</text:p>
      <text:p text:style-name="P57"/>
      <text:p text:style-name="P57"><draw:frame draw:style-name="fr2" draw:name="Image1" text:anchor-type="char" svg:width="15.901cm" svg:height="9.592cm" draw:z-index="17"><draw:image xlink:href="Pictures/10000000000002580000016A67BC25FA5DCA0081.png" xlink:type="simple" xlink:show="embed" xlink:actuate="onLoad" loext:mime-type="image/png"/></draw:frame></text:p>
      <text:p text:style-name="P57"/>
      <text:p text:style-name="P57"/>
      <text:p text:style-name="P57"><text:soft-page-break/></text:p>
      <text:p text:style-name="P57"/>
      <text:h text:style-name="P120" text:outline-level="2"><text:bookmark-start text:name="__RefHeading__42_2019626781"/>Les méthodes d'évaluation <text:bookmark-end text:name="__RefHeading__42_2019626781"/></text:h>
      <text:h text:style-name="P126" text:outline-level="3"><text:bookmark-start text:name="__RefHeading___Toc1337_1738067800"/>La méthode d'évaluation simplifiée<text:bookmark-end text:name="__RefHeading___Toc1337_1738067800"/></text:h>
      <text:p text:style-name="P40">La méthode d'évaluation des risques simplifiée est basée sur 4 niveaux de risque. Pour l’exemple, nous proposons une description ci-après.</text:p>
      <text:p text:style-name="P40"/>
      <table:table table:name="Tableau6" table:style-name="Tableau6">
        <table:table-column table:style-name="Tableau6.A"/>
        <table:table-column table:style-name="Tableau6.B"/>
        <table:table-row table:style-name="Tableau6.1">
          <table:table-cell table:style-name="Tableau6.A1" office:value-type="string">
            <text:p text:style-name="P81">Description</text:p>
          </table:table-cell>
          <table:table-cell table:style-name="Tableau6.B1" office:value-type="string">
            <text:p text:style-name="P81">Caractérisation du risque</text:p>
          </table:table-cell>
        </table:table-row>
        <table:table-row table:style-name="Tableau6.2">
          <table:table-cell table:style-name="Tableau6.A1" office:value-type="string">
            <text:p text:style-name="P79">Le risque est jugé inacceptable</text:p>
          </table:table-cell>
          <table:table-cell table:style-name="Tableau6.B2" office:value-type="string">
            <text:p text:style-name="P80">Risque Inacceptable</text:p>
          </table:table-cell>
        </table:table-row>
        <table:table-row table:style-name="Tableau6.3">
          <table:table-cell table:style-name="Tableau6.A1" office:value-type="string">
            <text:p text:style-name="P79">Le risque est jugé à traiter</text:p>
          </table:table-cell>
          <table:table-cell table:style-name="Tableau6.B3" office:value-type="string">
            <text:p text:style-name="P80">Risque à traiter</text:p>
          </table:table-cell>
        </table:table-row>
        <table:table-row table:style-name="Tableau6.4">
          <table:table-cell table:style-name="Tableau6.A1" office:value-type="string">
            <text:p text:style-name="P79">Le risque est jugé à planifier</text:p>
          </table:table-cell>
          <table:table-cell table:style-name="Tableau6.B4" office:value-type="string">
            <text:p text:style-name="P80">Risque à planifier</text:p>
          </table:table-cell>
        </table:table-row>
        <table:table-row table:style-name="Tableau6.5">
          <table:table-cell table:style-name="Tableau6.A1" office:value-type="string">
            <text:p text:style-name="P79">Le risque est jugé faible<text:note text:id="ftn1" text:note-class="footnote"><text:note-citation>1</text:note-citation><text:note-body><text:p text:style-name="P67"><text:span text:style-name="T23">Attention cependant à la cotation risque faible notamment dans le cas des expositions à des produits chimiques. En effet, l</text:span>a définition d'un risque faible doit respecter une définition légale.</text:p><text:p text:style-name="Corps_20_de_20_texte_20_2"><text:span text:style-name="T37">Vous pourrez trouver les informations sur le site </text:span><text:a xlink:type="simple" xlink:href="https://www.travailler-mieux.gouv.fr/" text:style-name="Internet_20_link" text:visited-style-name="Visited_20_Internet_20_Link"><text:span text:style-name="T37">https://www.travailler-mieux.gouv.fr/</text:span></text:a></text:p><text:p text:style-name="P96">Vous avez une réponse partielle ici : </text:p><text:p text:style-name="Corps_20_de_20_texte_20_2"><text:span text:style-name="T3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7">Questions réponses ici</text:span></text:a><text:span text:style-name="T37">)</text:span></text:p><text:p text:style-name="P96">a) les quantités présentent un risque faible pour la santé et la sécurité des travailleurs</text:p><text:p text:style-name="P95">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80">Risque faible</text:p>
          </table:table-cell>
        </table:table-row>
      </table:table>
      <text:p text:style-name="P40"/>
      <text:h text:style-name="P133" text:outline-level="3"><text:bookmark-start text:name="__RefHeading__3246_1228000213"/>Report des résultats d'exposition à l'amiante<text:bookmark-end text:name="__RefHeading__3246_1228000213"/></text:h>
      <text:p text:style-name="P107">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07">De plus, l'évaluation des risques d'exposition à l'amiante doit être présente dans le DUER et détaillée pour chaque fiche d'exposition et pour chaque processus. </text:p>
      <text:p text:style-name="P107">Pour les sociétés réalisant du désamiantage :</text:p>
      <text:list xml:id="list3101031770" text:style-name="L6">
        <text:list-item>
          <text:p text:style-name="P145">Le DUER pourra être réalisé pour chaque chantier en complément du Plan De Retrait de l'Amiante (PDRA).</text:p>
        </text:list-item>
        <text:list-item>
          <text:p text:style-name="P145">Les niveaux d'exposition sont définis par la loi. </text:p>
        </text:list-item>
        <text:list-item>
          <text:p text:style-name="P145">L'organisation et les certifications sont définies par les normes NF X46-010 d'août 2012 et NF X46-011 d'août 2012.</text:p>
        </text:list-item>
      </text:list>
      <text:h text:style-name="P135"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1">Description</text:p>
          </table:table-cell>
          <table:table-cell table:style-name="Tableau8.A1" office:value-type="string">
            <text:p text:style-name="P81">Caractérisation du risque</text:p>
          </table:table-cell>
          <table:table-cell table:style-name="Tableau8.C1" office:value-type="string">
            <text:p text:style-name="P81">Coefficient risque Q_R</text:p>
          </table:table-cell>
        </table:table-row>
        <table:table-row table:style-name="Tableau8.2">
          <table:table-cell table:style-name="Tableau8.A1" office:value-type="string">
            <text:p text:style-name="P79">Exposition au niveau 3 : Entre 6000 et 25000 Fibres/litres</text:p>
          </table:table-cell>
          <table:table-cell table:style-name="Tableau8.B2" office:value-type="string">
            <text:p text:style-name="P80">Risque Inacceptable</text:p>
          </table:table-cell>
          <table:table-cell table:style-name="Tableau8.C2" office:value-type="string">
            <text:p text:style-name="P82">80 à 100</text:p>
          </table:table-cell>
        </table:table-row>
        <table:table-row table:style-name="Tableau8.3">
          <table:table-cell table:style-name="Tableau8.A1" office:value-type="string">
            <text:p text:style-name="P78">Exposition au niveau 2 : Entre 100 et 6000 Fibres/litres</text:p>
          </table:table-cell>
          <table:table-cell table:style-name="Tableau8.B3" office:value-type="string">
            <text:p text:style-name="P80">Risque à traiter</text:p>
          </table:table-cell>
          <table:table-cell table:style-name="Tableau8.C3" office:value-type="string">
            <text:p text:style-name="P78">51 à 79</text:p>
          </table:table-cell>
        </table:table-row>
        <table:table-row table:style-name="Tableau8.4">
          <table:table-cell table:style-name="Tableau8.A1" office:value-type="string">
            <text:p text:style-name="P78">Exposition au niveau 1 : Inférieur à 100 Fibres/litres</text:p>
          </table:table-cell>
          <table:table-cell table:style-name="Tableau8.B4" office:value-type="string">
            <text:p text:style-name="P80">Risque à planifier</text:p>
          </table:table-cell>
          <table:table-cell table:style-name="Tableau8.C4" office:value-type="string">
            <text:p text:style-name="P78">48 à 50</text:p>
          </table:table-cell>
        </table:table-row>
        <table:table-row table:style-name="Tableau8.5">
          <table:table-cell table:style-name="Tableau8.A1" office:value-type="string">
            <text:p text:style-name="P79">Aucune exposition</text:p>
          </table:table-cell>
          <table:table-cell table:style-name="Tableau8.B5" office:value-type="string">
            <text:p text:style-name="P80">Risque faible</text:p>
          </table:table-cell>
          <table:table-cell table:style-name="Tableau8.C5" office:value-type="string">
            <text:p text:style-name="P78">0 à 47</text:p>
          </table:table-cell>
        </table:table-row>
      </table:table>
      <text:h text:style-name="P128" text:outline-level="3"><text:bookmark-start text:name="__RefHeading__46_2019626781"/><text:soft-page-break/>Report des résultats des expositions aux produits chimiques<text:bookmark-end text:name="__RefHeading__46_2019626781"/></text:h>
      <text:p text:style-name="P64">SEIRICH est une application informatique mise à disposition et développée par l'INRS en partenariat avec la Direction Générale du Travail, la Direction des Risques Professionnels (CNAMTS, CARSAT et CRAMIF) et des organisations professionnelles.</text:p>
      <text:p text:style-name="P68"><text:span text:style-name="T19">Elle est disponible sur le site internet </text:span><text:span text:style-name="T21">: </text:span><text:a xlink:type="simple" xlink:href="https://www.seirich.fr/" office:target-frame-name="_blank" xlink:show="new" text:style-name="Internet_20_link" text:visited-style-name="Visited_20_Internet_20_Link"><text:span text:style-name="T32">www.seirich.fr</text:span></text:a></text:p>
      <text:p text:style-name="P64">SEIRICH a été conçu pour être employé aussi bien par des experts que par des utilisateurs ne disposant pas de connaissances particulières dans le domaine des risques chimiques.</text:p>
      <text:h text:style-name="P134" text:outline-level="4"><text:span text:style-name="T23">La quantification </text:span><text:span text:style-name="T17">de</text:span><text:span text:style-name="T23"> la méthode simplifiée : résultats Seirich</text:span></text:h>
      <text:p text:style-name="P39"><text:span text:style-name="T27">Les résultats sont à reporter dans DigiRisk dans la méthode simplifiée. </text:span><text:span text:style-name="T28">Attention !</text:span><text:span text:style-name="T27"> l</text:span><text:span text:style-name="T40">a définition d'un risque faible doit respecter la définition légale</text:span><text:span text:style-name="T40"><text:note text:id="ftn2" text:note-class="footnote"><text:note-citation>2</text:note-citation><text:note-body><text:p text:style-name="Standard"><text:span text:style-name="T35"><text:s/>Voir : Le site </text:span><text:a xlink:type="simple" xlink:href="https://www.travailler-mieux.gouv.fr/" text:style-name="Internet_20_link" text:visited-style-name="Visited_20_Internet_20_Link"><text:span text:style-name="T35">https://www.travailler-mieux.gouv.fr</text:span></text:a></text:p><text:p text:style-name="P92">L’employeur peut conclure que le risque est faible si les deux conditions suivantes sont remplies de manière cumulative</text:p><text:p text:style-name="P90"><text:span text:style-name="T7">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7">R4412-13</text:span></text:a><text:span text:style-name="T7">)</text:span></text:p><text:p text:style-name="P93">b) les mesures de prévention prévues aux articles L. 4121-2 et R. 4412-11 du code du travail sont suffisantes pour réduire le risque au niveau le plus bas et aboutir à un risque faible</text:p></text:note-body></text:note></text:span></text:p>
      <text:p text:style-name="P94"/>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1">Description</text:p>
          </table:table-cell>
          <table:table-cell table:style-name="Tableau9.A1" office:value-type="string">
            <text:p text:style-name="P81">Caractérisation du risque</text:p>
          </table:table-cell>
          <table:table-cell table:style-name="Tableau9.C1" office:value-type="string">
            <text:p text:style-name="P81">Coefficient risque Q_R</text:p>
          </table:table-cell>
        </table:table-row>
        <table:table-row table:style-name="Tableau9.2">
          <table:table-cell table:style-name="Tableau9.A1" office:value-type="string">
            <text:p text:style-name="P79">Risque Sérieux</text:p>
          </table:table-cell>
          <table:table-cell table:style-name="Tableau9.B2" office:value-type="string">
            <text:p text:style-name="P80">Risque Inacceptable</text:p>
          </table:table-cell>
          <table:table-cell table:style-name="Tableau9.C2" office:value-type="string">
            <text:p text:style-name="P82">80 à 100</text:p>
          </table:table-cell>
        </table:table-row>
        <table:table-row table:style-name="Tableau9.3">
          <table:table-cell table:style-name="Tableau9.A1" office:value-type="string">
            <text:p text:style-name="P78">Risque Préoccupant</text:p>
          </table:table-cell>
          <table:table-cell table:style-name="Tableau9.B3" office:value-type="string">
            <text:p text:style-name="P80">Risque à traiter</text:p>
          </table:table-cell>
          <table:table-cell table:style-name="Tableau9.C3" office:value-type="string">
            <text:p text:style-name="P78">51 à 79</text:p>
          </table:table-cell>
        </table:table-row>
        <table:table-row table:style-name="Tableau9.4">
          <table:table-cell table:style-name="Tableau9.A1" office:value-type="string">
            <text:p text:style-name="P78">Risque Modéré</text:p>
          </table:table-cell>
          <table:table-cell table:style-name="Tableau9.B4" office:value-type="string">
            <text:p text:style-name="P80">Risque à planifier</text:p>
          </table:table-cell>
          <table:table-cell table:style-name="Tableau9.C4" office:value-type="string">
            <text:p text:style-name="P78">48 à 50</text:p>
          </table:table-cell>
        </table:table-row>
        <table:table-row table:style-name="Tableau9.5">
          <table:table-cell table:style-name="Tableau9.A1" office:value-type="string">
            <text:p text:style-name="P79">Risque Faible</text:p>
          </table:table-cell>
          <table:table-cell table:style-name="Tableau9.B5" office:value-type="string">
            <text:p text:style-name="P80">Risque faible</text:p>
          </table:table-cell>
          <table:table-cell table:style-name="Tableau9.C5" office:value-type="string">
            <text:p text:style-name="P78">0 à 47</text:p>
          </table:table-cell>
        </table:table-row>
      </table:table>
      <text:p text:style-name="P91"/>
      <text:h text:style-name="P126" text:outline-level="3"><text:bookmark-start text:name="__RefHeading__3648_1391606497"/>La méthode d’évaluation avancée<text:bookmark-end text:name="__RefHeading__3648_1391606497"/></text:h>
      <text:p text:style-name="P34">La méthode d’évaluation des risques proposés est fondée sur le modèle de classement de <text:span text:style-name="T10">KINNEY R = G * E * P</text:span>. </text:p>
      <text:p text:style-name="P34">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6">R </text:span>: C’est le résultat il représente une quantification du risque encouru par les personnes.</text:p>
      <text:p text:style-name="P12"><text:span text:style-name="T16">G </text:span>: C’est la gravité du dommage, si le danger vient en contact avec le ou les personnes. Que vont-elles subir ?</text:p>
      <text:p text:style-name="P12"><text:span text:style-name="T16">E </text:span>: C’est l’exposition au risque, c’est le nombre de fois par unité de temps que la personne sera en présence du danger.</text:p>
      <text:p text:style-name="P12"><text:span text:style-name="T16">P </text:span>: C’est la probabilité de survenue de l’accident en s’appuyant sur le retour d’expérience, l’historique. Cet accident s’est-il déjà produit ? Si oui, combien de fois ? </text:p>
      <text:p text:style-name="P12"><text:span text:style-name="T16">F </text:span>: C’est la formation, l’expérience, les spécificités et la connaissance afin d’occuper un poste sans se blesser.</text:p>
      <text:p text:style-name="P12"><text:span text:style-name="T16">P </text:span>: C’est la (ou les) protection(s) mise(s) en place afin de parer l’éventuel accident.</text:p>
      <text:p text:style-name="P36"/>
      <text:h text:style-name="P134" text:outline-level="4"><text:bookmark-start text:name="__RefHeading__44_2019626781"/>La quantification de la méthode avancée<text:bookmark-end text:name="__RefHeading__44_2019626781"/></text:h>
      <text:p text:style-name="P40"/>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1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0">G</text:span><text:span text:style-name="T41">ravité</text:span></text:p>
          </table:table-cell>
          <table:table-cell table:style-name="Tableau4.B2" office:value-type="string">
            <text:p text:style-name="P14">Pas de blessure possible</text:p>
          </table:table-cell>
          <table:table-cell table:style-name="Tableau4.C6" office:value-type="string">
            <text:p text:style-name="P14">Blessure légère</text:p>
          </table:table-cell>
          <table:table-cell table:style-name="Tableau4.D2" office:value-type="string">
            <text:p text:style-name="P14">ITT&lt;5 jours effet réversible</text:p>
          </table:table-cell>
          <table:table-cell table:style-name="Tableau4.E6" office:value-type="string">
            <text:p text:style-name="P14">ITT&gt; 5 jours effet irréversible</text:p>
          </table:table-cell>
          <table:table-cell table:style-name="Tableau4.F2" office:value-type="string">
            <text:p text:style-name="P14">Menace sur la vie</text:p>
          </table:table-cell>
        </table:table-row>
        <table:table-row table:style-name="Tableau4.2">
          <table:table-cell table:style-name="Tableau4.A1" office:value-type="string">
            <text:p text:style-name="P10">E<text:span text:style-name="T42">xposition</text:span></text:p>
          </table:table-cell>
          <table:table-cell table:style-name="Tableau4.B3" office:value-type="string">
            <text:p text:style-name="P14">Jamais en contact</text:p>
          </table:table-cell>
          <table:table-cell table:style-name="Tableau4.C6" office:value-type="string">
            <text:p text:style-name="P14">Rare 1 fois par an</text:p>
          </table:table-cell>
          <table:table-cell table:style-name="Tableau4.D3" office:value-type="string">
            <text:p text:style-name="P14">Inhabituelle 1 fois par mois</text:p>
          </table:table-cell>
          <table:table-cell table:style-name="Tableau4.E6" office:value-type="string">
            <text:p text:style-name="P14">Occasionnelle 1 fois par semaine</text:p>
          </table:table-cell>
          <table:table-cell table:style-name="Tableau4.F3" office:value-type="string">
            <text:p text:style-name="P14">Fréquente 1 fois par jour</text:p>
          </table:table-cell>
        </table:table-row>
        <table:table-row table:style-name="Tableau4.2">
          <table:table-cell table:style-name="Tableau4.A1" office:value-type="string">
            <text:p text:style-name="P10">P<text:span text:style-name="T42">robabilité</text:span></text:p>
          </table:table-cell>
          <table:table-cell table:style-name="Tableau4.B4" office:value-type="string">
            <text:p text:style-name="P14"/>
          </table:table-cell>
          <table:table-cell table:style-name="Tableau4.C6" office:value-type="string">
            <text:p text:style-name="P14">Jamais arrivé</text:p>
          </table:table-cell>
          <table:table-cell table:style-name="Tableau4.D4" office:value-type="string">
            <text:p text:style-name="P14">Est déjà arrivé dans des circonstances exceptionnelles</text:p>
          </table:table-cell>
          <table:table-cell table:style-name="Tableau4.E6" office:value-type="string">
            <text:p text:style-name="P14">S'est produit 2 fois sur l'an passé</text:p>
          </table:table-cell>
          <table:table-cell table:style-name="Tableau4.F4" office:value-type="string">
            <text:p text:style-name="P14">Se produit tous les mois</text:p>
          </table:table-cell>
        </table:table-row>
        <table:table-row table:style-name="Tableau4.2">
          <table:table-cell table:style-name="Tableau4.A1" office:value-type="string">
            <text:p text:style-name="P11"><text:span text:style-name="T10">F</text:span><text:span text:style-name="T41">ormation</text:span></text:p>
          </table:table-cell>
          <table:table-cell table:style-name="Tableau4.B5" office:value-type="string">
            <text:p text:style-name="P14"/>
          </table:table-cell>
          <table:table-cell table:style-name="Tableau4.C6" office:value-type="string">
            <text:p text:style-name="P14">Prévention régulière</text:p>
          </table:table-cell>
          <table:table-cell table:style-name="Tableau4.D5" office:value-type="string">
            <text:p text:style-name="P14">Formation individuelle obligatoire</text:p>
          </table:table-cell>
          <table:table-cell table:style-name="Tableau4.E6" office:value-type="string">
            <text:p text:style-name="P14">Formation obligatoire non réalisée</text:p>
          </table:table-cell>
          <table:table-cell table:style-name="Tableau4.F5" office:value-type="string">
            <text:p text:style-name="P14">Pas de formation pas de prévention</text:p>
          </table:table-cell>
        </table:table-row>
        <table:table-row table:style-name="Tableau4.2">
          <table:table-cell table:style-name="Tableau4.A1" office:value-type="string">
            <text:p text:style-name="P10">P<text:span text:style-name="T42">rotection</text:span></text:p>
          </table:table-cell>
          <table:table-cell table:style-name="Tableau4.B6" office:value-type="string">
            <text:p text:style-name="P14"/>
          </table:table-cell>
          <table:table-cell table:style-name="Tableau4.C6" office:value-type="string">
            <text:p text:style-name="P14">Intrinsèque</text:p>
          </table:table-cell>
          <table:table-cell table:style-name="Tableau4.D6" office:value-type="string">
            <text:p text:style-name="P14">Collective</text:p>
          </table:table-cell>
          <table:table-cell table:style-name="Tableau4.E6" office:value-type="string">
            <text:p text:style-name="P14">Protection individuelle</text:p>
          </table:table-cell>
          <table:table-cell table:style-name="Tableau4.F6" office:value-type="string">
            <text:p text:style-name="P14">Rien</text:p>
          </table:table-cell>
        </table:table-row>
      </table:table>
      <text:p text:style-name="P40"/>
      <text:p text:style-name="P40">La première colonne correspond aux critères de cotation : Gravité, Exposition, Occurrence, Formation et Protection. La première ligne à la cotation entre 0 et 4.</text:p>
      <text:p text:style-name="P40">La méthode ci-dessous donne des résultats (R) de 0 à 1024 (par multiplication des cotations) qui sont transcrits selon l'échelle ci-dessous :</text:p>
      <text:p text:style-name="P40"/>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1">Description</text:p>
          </table:table-cell>
          <table:table-cell table:style-name="Tableau19.A1" office:value-type="string">
            <text:p text:style-name="P81">Caractérisation du risque</text:p>
          </table:table-cell>
          <table:table-cell table:style-name="Tableau19.C1" office:value-type="string">
            <text:p text:style-name="P81">Coefficient risque Q_R</text:p>
          </table:table-cell>
        </table:table-row>
        <table:table-row table:style-name="Tableau19.2">
          <table:table-cell table:style-name="Tableau19.A1" office:value-type="string">
            <text:p text:style-name="P79">Le résultat de la multiplication <text:s/>est <text:s/>R est &gt; 243</text:p>
          </table:table-cell>
          <table:table-cell table:style-name="Tableau19.B2" office:value-type="string">
            <text:p text:style-name="P80">Risque Inacceptable</text:p>
          </table:table-cell>
          <table:table-cell table:style-name="Tableau19.C2" office:value-type="string">
            <text:p text:style-name="P82">80 à 100</text:p>
          </table:table-cell>
        </table:table-row>
        <table:table-row table:style-name="Tableau19.3">
          <table:table-cell table:style-name="Tableau19.A1" office:value-type="string">
            <text:p text:style-name="P79">Le résultat de la multiplication <text:s/>est <text:s/>128 &lt; R =&lt; 243</text:p>
          </table:table-cell>
          <table:table-cell table:style-name="Tableau19.B3" office:value-type="string">
            <text:p text:style-name="P80">Risque à traiter</text:p>
          </table:table-cell>
          <table:table-cell table:style-name="Tableau19.C3" office:value-type="string">
            <text:p text:style-name="P78">51 à 79</text:p>
          </table:table-cell>
        </table:table-row>
        <table:table-row table:style-name="Tableau19.4">
          <table:table-cell table:style-name="Tableau19.A1" office:value-type="string">
            <text:p text:style-name="P79">Le résultat de la multiplication <text:s/>est <text:s/>108 =&lt; R =&lt; 128</text:p>
          </table:table-cell>
          <table:table-cell table:style-name="Tableau19.B4" office:value-type="string">
            <text:p text:style-name="P80">Risque à planifier</text:p>
          </table:table-cell>
          <table:table-cell table:style-name="Tableau19.C4" office:value-type="string">
            <text:p text:style-name="P78">48 à 50</text:p>
          </table:table-cell>
        </table:table-row>
        <table:table-row table:style-name="Tableau19.5">
          <table:table-cell table:style-name="Tableau19.A1" office:value-type="string">
            <text:p text:style-name="P79">Le résultat de la multiplication <text:s/>est <text:s/>0 &lt; R &lt; 96</text:p>
          </table:table-cell>
          <table:table-cell table:style-name="Tableau19.B5" office:value-type="string">
            <text:p text:style-name="P80">Risque faible</text:p>
          </table:table-cell>
          <table:table-cell table:style-name="Tableau19.C5" office:value-type="string">
            <text:p text:style-name="P78">0 à 47</text:p>
          </table:table-cell>
        </table:table-row>
      </table:table>
      <text:p text:style-name="P40"/>
      <text:p text:style-name="P40">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37"/>
      <text:h text:style-name="P120" text:outline-level="2"><text:bookmark-start text:name="__RefHeading___Toc13576_3428709420"/>Organigramme - G<text:span text:style-name="T38">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0">Groupements et Unités de Travail</text:p>
          </table:table-cell>
        </table:table-row>
        <table:table-row>
          <table:table-cell table:style-name="Tableau5.A2" office:value-type="string">
            <text:p text:style-name="P20">[!-- BEGIN row.elementParHierarchie --]{nomElement}[!-- END row.elementParHierarchie --]</text:p>
          </table:table-cell>
        </table:table-row>
      </table:table>
      <text:h text:style-name="P123" text:outline-level="2"><text:bookmark-start text:name="__RefHeading___Toc7871_3436688334"/>L’étude des unités de travail<text:bookmark-end text:name="__RefHeading___Toc7871_3436688334"/></text:h>
      <text:h text:style-name="P125" text:outline-level="3"><text:bookmark-start text:name="__RefHeading___Toc7873_3436688334"/>Description des Unités de Travail (UT)<text:bookmark-end text:name="__RefHeading___Toc7873_3436688334"/></text:h>
      <text:p text:style-name="P39">Les Unités de Travail (WUxx) comporte une numérotation unique, une description, des photos. Elles sont organisées en arborescence et peuvent être regroupées dans des Groupements (GPxx).</text:p>
      <text:h text:style-name="P125" text:outline-level="3"><text:bookmark-start text:name="__RefHeading___Toc7875_3436688334"/>Création d’un risque sur un UT ou un GP<text:bookmark-end text:name="__RefHeading___Toc7875_3436688334"/></text:h>
      <text:p text:style-name="P39">Les risques sont constitués des éléments :</text:p>
      <text:list xml:id="list2134348540" text:style-name="L7">
        <text:list-item>
          <text:p text:style-name="P147">Description (Option)</text:p>
        </text:list-item>
        <text:list-item>
          <text:p text:style-name="P147">Évaluation (Numérotation unique, photo, cotation, description de l’évaluation)</text:p>
        </text:list-item>
        <text:list-item>
          <text:p text:style-name="P147">Taches (Elles sont associés au projet annuel)</text:p>
        </text:list-item>
      </text:list>
      <text:h text:style-name="P132" text:outline-level="3"><text:bookmark-start text:name="__RefHeading__50_2019626781"/>Implication des évaluateurs<text:bookmark-end text:name="__RefHeading__50_2019626781"/></text:h>
      <text:p text:style-name="P62">Les personnes ayant participé aux évaluations sont notés dans la partie évaluateurs</text:p>
      <text:h text:style-name="P129"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71">Première page :</text:p>
            <text:list xml:id="list2825476465" text:style-name="L8">
              <text:list-item>
                <text:p text:style-name="P155"><text:span text:style-name="T43">P</text:span>résentation de l’unité <text:span text:style-name="T43">de travail et/ou du groupement </text:span></text:p>
              </text:list-item>
              <text:list-item>
                <text:p text:style-name="P155"><text:span text:style-name="T44">L</text:span>isting des risques</text:p>
              </text:list-item>
            </text:list>
          </table:table-cell>
          <table:table-cell table:style-name="Tableau7.B1" office:value-type="string">
            <text:p text:style-name="Table_20_Contents"><draw:frame draw:style-name="fr3" draw:name="Image24" text:anchor-type="char" svg:x="1.219cm" svg:y="0.284cm" svg:width="9.407cm" svg:height="6.394cm" draw:z-index="18"><draw:image xlink:href="Pictures/1000000000000358000002466DB7962693DEBAEC.jpg" xlink:type="simple" xlink:show="embed" xlink:actuate="onLoad" loext:mime-type="image/png"/></draw:frame></text:p>
          </table:table-cell>
        </table:table-row>
        <table:table-row>
          <table:table-cell table:style-name="Tableau7.A1" office:value-type="string">
            <text:p text:style-name="P72"><text:span text:style-name="T44">Deuxième</text:span> page :</text:p>
            <text:list xml:id="list958246463" text:style-name="L9">
              <text:list-item>
                <text:p text:style-name="P156"><text:span text:style-name="T44">L</text:span>isting des <text:span text:style-name="T44">personnes présentes lors de l’évaluation</text:span></text:p>
              </text:list-item>
              <text:list-item>
                <text:p text:style-name="P157">Listing des signalisations</text:p>
              </text:list-item>
              <text:list-item>
                <text:p text:style-name="P157">Listing des accidents</text:p>
              </text:list-item>
            </text:list>
          </table:table-cell>
          <table:table-cell table:style-name="Tableau7.B2" office:value-type="string">
            <text:p text:style-name="Table_20_Contents"><draw:frame draw:style-name="fr3" draw:name="Image25" text:anchor-type="char" svg:x="0.96cm" svg:y="0.162cm" svg:width="9.673cm" svg:height="6.703cm" draw:z-index="19"><draw:image xlink:href="Pictures/100000000000034F0000024B1544BB63B168AD05.jpg" xlink:type="simple" xlink:show="embed" xlink:actuate="onLoad" loext:mime-type="image/png"/></draw:frame></text:p>
          </table:table-cell>
        </table:table-row>
      </table:table>
      <text:p text:style-name="Standard"/>
      <text:p text:style-name="Standard"/>
      <text:p text:style-name="Standard"/>
      <text:p text:style-name="P63"/>
      <text:p text:style-name="P63"><text:soft-page-break/></text:p>
      <text:p text:style-name="P62"/>
      <text:h text:style-name="P119" text:outline-level="2"><text:bookmark-start text:name="__RefHeading__52_2019626781"/>L’analyse des risques<text:bookmark-end text:name="__RefHeading__52_2019626781"/></text:h>
      <text:h text:style-name="P127" text:outline-level="3"><text:bookmark-start text:name="__RefHeading__54_2019626781"/>Introduction sur l’analyse des risques<text:bookmark-end text:name="__RefHeading__54_2019626781"/></text:h>
      <text:p text:style-name="P76">Les unités de travail peuvent être composées de plusieurs lignes de risques. </text:p>
      <text:p text:style-name="P76">L’analyse <text:span text:style-name="T18">présente </text:span>deux vues: </text:p>
      <text:list xml:id="list3876419601" text:style-name="L10">
        <text:list-item>
          <text:p text:style-name="P117">La valeur du <text:span text:style-name="T10">risque par ligne</text:span> </text:p>
        </text:list-item>
        <text:list-item>
          <text:p text:style-name="P117">La <text:span text:style-name="T10">somme totale des risques </text:span>par Unité de Travail et/ou Groupement.</text:p>
        </text:list-item>
      </text:list>
      <text:h text:style-name="P130"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28">Picto</text:p>
          </table:table-cell>
          <table:table-cell table:style-name="CategoriesRisques.A1" office:value-type="string">
            <text:p text:style-name="P28">Catégories de risques</text:p>
          </table:table-cell>
          <table:table-cell table:style-name="CategoriesRisques.A1" office:value-type="string">
            <text:p text:style-name="P28">Picto</text:p>
          </table:table-cell>
          <table:table-cell table:style-name="CategoriesRisques.D1" office:value-type="string">
            <text:p text:style-name="P28">Catégories de risques</text:p>
          </table:table-cell>
        </table:table-row>
        <table:table-row table:style-name="CategoriesRisques.1">
          <table:table-cell table:style-name="CategoriesRisques.A2" office:value-type="string">
            <text:p text:style-name="P29"><draw:frame draw:style-name="fr4" draw:name="Image26" text:anchor-type="char" svg:x="0.397cm" svg:y="0.166cm" svg:width="0.847cm" svg:height="0.847cm" draw:z-index="20"><draw:image xlink:href="Pictures/1000020100000030000000301204F123D673A7E1.png" xlink:type="simple" xlink:show="embed" xlink:actuate="onLoad" loext:mime-type="image/png"/></draw:frame>1</text:p>
          </table:table-cell>
          <table:table-cell table:style-name="CategoriesRisques.A2" office:value-type="string">
            <text:p text:style-name="P59">Risques de chute de plain-pied</text:p>
          </table:table-cell>
          <table:table-cell table:style-name="CategoriesRisques.A2" office:value-type="string">
            <text:p text:style-name="P29"><draw:frame draw:style-name="fr5" draw:name="Image27" text:anchor-type="char" svg:width="0.847cm" svg:height="0.847cm" draw:z-index="21"><draw:image xlink:href="Pictures/10000201000000300000003067F58319BE35A1EA.png" xlink:type="simple" xlink:show="embed" xlink:actuate="onLoad" loext:mime-type="image/png"/></draw:frame>12</text:p>
          </table:table-cell>
          <table:table-cell table:style-name="CategoriesRisques.D2" office:value-type="string">
            <text:p text:style-name="P59">Risques liés aux ambiances thermiques</text:p>
          </table:table-cell>
        </table:table-row>
        <table:table-row table:style-name="CategoriesRisques.1">
          <table:table-cell table:style-name="CategoriesRisques.A2" office:value-type="string">
            <text:p text:style-name="P29"><draw:frame draw:style-name="fr5" draw:name="Image28" text:anchor-type="char" svg:width="0.847cm" svg:height="0.847cm" draw:z-index="22"><draw:image xlink:href="Pictures/1000020100000030000000300E9133368F13F7DB.png" xlink:type="simple" xlink:show="embed" xlink:actuate="onLoad" loext:mime-type="image/png"/></draw:frame>2</text:p>
          </table:table-cell>
          <table:table-cell table:style-name="CategoriesRisques.A2" office:value-type="string">
            <text:p text:style-name="P59">Risques de chute de hauteur</text:p>
          </table:table-cell>
          <table:table-cell table:style-name="CategoriesRisques.A2" office:value-type="string">
            <text:p text:style-name="P29"><draw:frame draw:style-name="fr5" draw:name="Image29" text:anchor-type="char" svg:width="0.847cm" svg:height="0.847cm" draw:z-index="23"><draw:image xlink:href="Pictures/10000201000000300000003004FE3E0344D2107E.png" xlink:type="simple" xlink:show="embed" xlink:actuate="onLoad" loext:mime-type="image/png"/></draw:frame>13</text:p>
          </table:table-cell>
          <table:table-cell table:style-name="CategoriesRisques.D2" office:value-type="string">
            <text:p text:style-name="P59">Risques d'incendie <text:span text:style-name="T49">et </text:span>d'explosion</text:p>
          </table:table-cell>
        </table:table-row>
        <table:table-row table:style-name="CategoriesRisques.1">
          <table:table-cell table:style-name="CategoriesRisques.A2" office:value-type="string">
            <text:p text:style-name="P29"><draw:frame draw:style-name="fr5" draw:name="Image30" text:anchor-type="char" svg:width="0.847cm" svg:height="0.847cm" draw:z-index="24"><draw:image xlink:href="Pictures/100002010000003000000030651455AF12E704F0.png" xlink:type="simple" xlink:show="embed" xlink:actuate="onLoad" loext:mime-type="image/png"/></draw:frame>3</text:p>
          </table:table-cell>
          <table:table-cell table:style-name="CategoriesRisques.A2" office:value-type="string">
            <text:p text:style-name="P59">Risques liés aux circulations internes de véhicules <text:span text:style-name="T48">et d’engins</text:span></text:p>
          </table:table-cell>
          <table:table-cell table:style-name="CategoriesRisques.A2" office:value-type="string">
            <text:p text:style-name="P29"><draw:frame draw:style-name="fr5" draw:name="Image31" text:anchor-type="char" svg:width="0.847cm" svg:height="0.847cm" draw:z-index="25"><draw:image xlink:href="Pictures/100002010000003000000030F9649ECE1B189431.png" xlink:type="simple" xlink:show="embed" xlink:actuate="onLoad" loext:mime-type="image/png"/></draw:frame>14</text:p>
          </table:table-cell>
          <table:table-cell table:style-name="CategoriesRisques.D2" office:value-type="string">
            <text:p text:style-name="P59">Risques liés à l'électricité</text:p>
          </table:table-cell>
        </table:table-row>
        <table:table-row table:style-name="CategoriesRisques.5">
          <table:table-cell table:style-name="CategoriesRisques.A2" office:value-type="string">
            <text:p text:style-name="P29"><draw:frame draw:style-name="fr5" draw:name="Image32" text:anchor-type="char" svg:width="0.847cm" svg:height="0.847cm" draw:z-index="26"><draw:image xlink:href="Pictures/1000020100000030000000301EEDCD0A5CF04EF6.png" xlink:type="simple" xlink:show="embed" xlink:actuate="onLoad" loext:mime-type="image/png"/></draw:frame>4</text:p>
          </table:table-cell>
          <table:table-cell table:style-name="CategoriesRisques.A2" office:value-type="string">
            <text:p text:style-name="P59">Risques routiers en mission</text:p>
          </table:table-cell>
          <table:table-cell table:style-name="CategoriesRisques.A2" office:value-type="string">
            <text:p text:style-name="P29"><draw:frame draw:style-name="fr5" draw:name="Image33" text:anchor-type="char" svg:width="0.847cm" svg:height="0.847cm" draw:z-index="27"><draw:image xlink:href="Pictures/100002010000003000000030F50CAEBC4EDBC115.png" xlink:type="simple" xlink:show="embed" xlink:actuate="onLoad" loext:mime-type="image/png"/></draw:frame>15</text:p>
          </table:table-cell>
          <table:table-cell table:style-name="CategoriesRisques.D2" office:value-type="string">
            <text:p text:style-name="P59">Risques liés aux ambiances lumineuses</text:p>
          </table:table-cell>
        </table:table-row>
        <table:table-row table:style-name="CategoriesRisques.1">
          <table:table-cell table:style-name="CategoriesRisques.A2" office:value-type="string">
            <text:p text:style-name="P29"><draw:frame draw:style-name="fr5" draw:name="Image34" text:anchor-type="char" svg:width="0.847cm" svg:height="0.847cm" draw:z-index="28"><draw:image xlink:href="Pictures/100002010000003000000030941134B597FBBCDD.png" xlink:type="simple" xlink:show="embed" xlink:actuate="onLoad" loext:mime-type="image/png"/></draw:frame>5</text:p>
          </table:table-cell>
          <table:table-cell table:style-name="CategoriesRisques.A2" office:value-type="string">
            <text:p text:style-name="P59">Risques liés à la charge physique de travail</text:p>
          </table:table-cell>
          <table:table-cell table:style-name="CategoriesRisques.A2" office:value-type="string">
            <text:p text:style-name="P29"><draw:frame draw:style-name="fr5" draw:name="Image35" text:anchor-type="char" svg:width="0.847cm" svg:height="0.847cm" draw:z-index="29"><draw:image xlink:href="Pictures/100002010000003000000030CA873B60EF2D5425.png" xlink:type="simple" xlink:show="embed" xlink:actuate="onLoad" loext:mime-type="image/png"/></draw:frame>16</text:p>
          </table:table-cell>
          <table:table-cell table:style-name="CategoriesRisques.D2" office:value-type="string">
            <text:p text:style-name="P59">Risques liés aux rayonnements</text:p>
          </table:table-cell>
        </table:table-row>
        <table:table-row table:style-name="CategoriesRisques.7">
          <table:table-cell table:style-name="CategoriesRisques.A2" office:value-type="string">
            <text:p text:style-name="P29"><draw:frame draw:style-name="fr5" draw:name="Image36" text:anchor-type="char" svg:width="0.847cm" svg:height="0.847cm" draw:z-index="30"><draw:image xlink:href="Pictures/100002010000003000000030E4548CDE7C4404BF.png" xlink:type="simple" xlink:show="embed" xlink:actuate="onLoad" loext:mime-type="image/png"/></draw:frame>6</text:p>
          </table:table-cell>
          <table:table-cell table:style-name="CategoriesRisques.A2" office:value-type="string">
            <text:p text:style-name="P59">Risques liés à la manutention mécanique</text:p>
          </table:table-cell>
          <table:table-cell table:style-name="CategoriesRisques.A2" office:value-type="string">
            <text:p text:style-name="P29"><draw:frame draw:style-name="fr5" draw:name="Image37" text:anchor-type="char" svg:width="0.847cm" svg:height="0.847cm" draw:z-index="31"><draw:image xlink:href="Pictures/100002010000003000000030C5BBE9294E27A6D8.png" xlink:type="simple" xlink:show="embed" xlink:actuate="onLoad" loext:mime-type="image/png"/></draw:frame>17</text:p>
          </table:table-cell>
          <table:table-cell table:style-name="CategoriesRisques.D2" office:value-type="string">
            <text:p text:style-name="P59">Risques psychosociaux</text:p>
          </table:table-cell>
        </table:table-row>
        <table:table-row table:style-name="CategoriesRisques.1">
          <table:table-cell table:style-name="CategoriesRisques.A2" office:value-type="string">
            <text:p text:style-name="P29"><draw:frame draw:style-name="fr5" draw:name="Image38" text:anchor-type="char" svg:width="0.847cm" svg:height="0.847cm" draw:z-index="32"><draw:image xlink:href="Pictures/100002010000003000000030BB5CBCA186A8065B.png" xlink:type="simple" xlink:show="embed" xlink:actuate="onLoad" loext:mime-type="image/png"/></draw:frame>7</text:p>
          </table:table-cell>
          <table:table-cell table:style-name="CategoriesRisques.A2" office:value-type="string">
            <text:p text:style-name="P59">Risques liés aux produits, aux émissions et aux déchets</text:p>
          </table:table-cell>
          <table:table-cell table:style-name="CategoriesRisques.A2" office:value-type="string">
            <text:p text:style-name="P30"><draw:frame draw:style-name="fr5" draw:name="Image39" text:anchor-type="char" svg:width="0.847cm" svg:height="0.847cm" draw:z-index="33"><draw:image xlink:href="Pictures/1000020100000030000000307C8D5BFE7DF89053.png" xlink:type="simple" xlink:show="embed" xlink:actuate="onLoad" loext:mime-type="image/png"/></draw:frame>18</text:p>
          </table:table-cell>
          <table:table-cell table:style-name="CategoriesRisques.D2" office:value-type="string">
            <text:p text:style-name="P27">Risques liés aux vibrations</text:p>
          </table:table-cell>
        </table:table-row>
        <table:table-row table:style-name="CategoriesRisques.9">
          <table:table-cell table:style-name="CategoriesRisques.A2" office:value-type="string">
            <text:p text:style-name="P29"><draw:frame draw:style-name="fr5" draw:name="Image40" text:anchor-type="char" svg:width="0.847cm" svg:height="0.847cm" draw:z-index="34"><draw:image xlink:href="Pictures/1000020100000030000000300D846040DC2F4DB3.png" xlink:type="simple" xlink:show="embed" xlink:actuate="onLoad" loext:mime-type="image/png"/></draw:frame>8</text:p>
          </table:table-cell>
          <table:table-cell table:style-name="CategoriesRisques.A2" office:value-type="string">
            <text:p text:style-name="P59">Risques liés aux agents biologiques</text:p>
          </table:table-cell>
          <table:table-cell table:style-name="CategoriesRisques.A2" office:value-type="string">
            <text:p text:style-name="P30"><draw:frame draw:style-name="fr5" draw:name="Image41" text:anchor-type="char" svg:width="0.847cm" svg:height="0.847cm" draw:z-index="35"><draw:image xlink:href="Pictures/100002010000003000000030E3550F85E6BFE554.png" xlink:type="simple" xlink:show="embed" xlink:actuate="onLoad" loext:mime-type="image/png"/></draw:frame>19</text:p>
          </table:table-cell>
          <table:table-cell table:style-name="CategoriesRisques.D2" office:value-type="string">
            <text:p text:style-name="P59">Risques de heurt, de cognement</text:p>
          </table:table-cell>
        </table:table-row>
        <table:table-row table:style-name="CategoriesRisques.1">
          <table:table-cell table:style-name="CategoriesRisques.A2" office:value-type="string">
            <text:p text:style-name="P29"><draw:frame draw:style-name="fr5" draw:name="Image42" text:anchor-type="char" svg:width="0.847cm" svg:height="0.847cm" draw:z-index="36"><draw:image xlink:href="Pictures/1000020100000030000000306B517626C34BAD05.png" xlink:type="simple" xlink:show="embed" xlink:actuate="onLoad" loext:mime-type="image/png"/></draw:frame>9</text:p>
          </table:table-cell>
          <table:table-cell table:style-name="CategoriesRisques.A2" office:value-type="string">
            <text:p text:style-name="P59">Risques liés aux équipements de travail</text:p>
          </table:table-cell>
          <table:table-cell table:style-name="CategoriesRisques.A2" office:value-type="string">
            <text:p text:style-name="P30"><draw:frame draw:style-name="fr2" draw:name="Image5" text:anchor-type="paragraph" svg:width="0.878cm" svg:height="0.878cm" draw:z-index="39"><draw:image xlink:href="Pictures/1000020100000030000000306606E5722CDAC54F.png" xlink:type="simple" xlink:show="embed" xlink:actuate="onLoad" loext:mime-type="image/png"/></draw:frame>20</text:p>
          </table:table-cell>
          <table:table-cell table:style-name="CategoriesRisques.D2" office:value-type="string">
            <text:p text:style-name="P113">Risques liés aux pratiques addictives</text:p>
          </table:table-cell>
        </table:table-row>
        <table:table-row table:style-name="CategoriesRisques.1">
          <table:table-cell table:style-name="CategoriesRisques.A2" office:value-type="string">
            <text:p text:style-name="P29"><draw:frame draw:style-name="fr3" draw:name="Image14" text:anchor-type="char" svg:x="0.427cm" svg:y="0.189cm" svg:width="0.847cm" svg:height="0.847cm" draw:z-index="37"><draw:image xlink:href="Pictures/1000020100000030000000301C8127100A49BF3D.png" xlink:type="simple" xlink:show="embed" xlink:actuate="onLoad" loext:mime-type="image/png"/></draw:frame>10</text:p>
          </table:table-cell>
          <table:table-cell table:style-name="CategoriesRisques.A2" office:value-type="string">
            <text:p text:style-name="P59">Risques liés aux effondrements et aux chutes d'objets</text:p>
          </table:table-cell>
          <table:table-cell table:style-name="CategoriesRisques.A2" office:value-type="string">
            <text:p text:style-name="P30"><draw:frame draw:style-name="fr5" draw:name="Image22" text:anchor-type="char" svg:width="0.847cm" svg:height="0.847cm" draw:z-index="40"><draw:image xlink:href="Pictures/1000020100000030000000304CC9924A750F684F.png" xlink:type="simple" xlink:show="embed" xlink:actuate="onLoad" loext:mime-type="image/png"/></draw:frame>21</text:p>
          </table:table-cell>
          <table:table-cell table:style-name="CategoriesRisques.D2" office:value-type="string">
            <text:p text:style-name="P114"><text:span text:style-name="T51">Risques </text:span><text:span text:style-name="T52">liés</text:span><text:span text:style-name="T51"> à l’amiante</text:span><text:span text:style-name="T51"><text:note text:id="ftn3" text:note-class="footnote"><text:note-citation>3</text:note-citation><text:note-body><text:p text:style-name="P18">Ce risque est en plus car il est souvent nécessaire de l’identifier <text:span text:style-name="T29">clairement.</text:span></text:p></text:note-body></text:note></text:span></text:p>
          </table:table-cell>
        </table:table-row>
        <table:table-row table:style-name="CategoriesRisques.1">
          <table:table-cell table:style-name="CategoriesRisques.A2" office:value-type="string">
            <text:p text:style-name="P29"><draw:frame draw:style-name="fr5" draw:name="Image15" text:anchor-type="char" svg:width="0.847cm" svg:height="0.847cm" draw:z-index="38"><draw:image xlink:href="Pictures/10000201000000300000003062D4BFEE53403155.png" xlink:type="simple" xlink:show="embed" xlink:actuate="onLoad" loext:mime-type="image/png"/></draw:frame>11</text:p>
          </table:table-cell>
          <table:table-cell table:style-name="CategoriesRisques.A2" office:value-type="string">
            <text:p text:style-name="P59">Risques et nuisances liés au bruit</text:p>
          </table:table-cell>
          <table:table-cell table:style-name="CategoriesRisques.A2" office:value-type="string">
            <text:p text:style-name="P115"><draw:frame draw:style-name="fr3" draw:name="Image23" text:anchor-type="char" svg:x="0.222cm" svg:y="0.265cm" svg:width="0.847cm" svg:height="0.847cm" draw:z-index="41"><draw:image xlink:href="Pictures/10000201000000300000003064EF166F1C13951B.png" xlink:type="simple" xlink:show="embed" xlink:actuate="onLoad" loext:mime-type="image/png"/></draw:frame>22</text:p>
          </table:table-cell>
          <table:table-cell table:style-name="CategoriesRisques.D2" office:value-type="string">
            <text:p text:style-name="P143">Risques <text:span text:style-name="T51">autres</text:span><text:note text:id="ftn4" text:note-class="footnote"><text:note-citation>4</text:note-citation><text:note-body><text:p text:style-name="P18">Cette catégories permet de ranger tous les types de risques non présents dans l’ED840 de l’INRS.</text:p></text:note-body></text:note></text:p>
          </table:table-cell>
        </table:table-row>
      </table:table>
      <text:p text:style-name="Text_20_body"/>
      <text:h text:style-name="P127" text:outline-level="3"><text:bookmark-start text:name="__RefHeading__56_2019626781"/><text:soft-page-break/>Le risque par ligne pour une Unité de Travail<text:bookmark-end text:name="__RefHeading__56_2019626781"/></text:h>
      <text:p text:style-name="P86">Chaque ligne peut engendrer un risque maximal de 100. Ce risque est indiqué dans la colonne <text:span text:style-name="T18">cotation (Cot.)</text:span> avec le commentaire sur l’évaluation. (En option le descriptif et les actions correctives). Cette hiérarchisation des risques <text:span text:style-name="T18">est triée </text:span><text:span text:style-name="T38">par ordre décroissant.</text:span></text:p>
      <text:p text:style-name="P87"/>
      <text:p text:style-name="P87"><draw:frame draw:style-name="fr5" draw:name="Image2" text:anchor-type="char" svg:width="17.327cm" svg:height="7.059cm" draw:z-index="16"><draw:image xlink:href="Pictures/100000000000052100000217F030401A09C980A1.png" xlink:type="simple" xlink:show="embed" xlink:actuate="onLoad" loext:mime-type="image/png"/></draw:frame>Chaque ligne de risque peut engendrer n évaluation et X taches avec l’état d’avancement des taches.</text:p>
      <text:h text:style-name="P131" text:outline-level="3"><text:bookmark-start text:name="__RefHeading___Toc3775_1111049020"/>Résultats de la somme des risques par unité de travail et groupement<text:bookmark-end text:name="__RefHeading___Toc3775_1111049020"/></text:h>
      <text:p text:style-name="P88">Le risque total est la somme des risques par ligne, il est classé par ordre décroissant (Paragraphe : Plan d’actions). Nous vous conseillons de réduire les risques concernant le premier tiers des fiches de postes.</text:p>
      <text:p text:style-name="P86"/>
      <text:p text:style-name="P74">La réduction du coefficient total se fait de deux façons :</text:p>
      <text:p text:style-name="P86"/>
      <text:list xml:id="list99088145" text:style-name="WW8Num9">
        <text:list-item>
          <text:p text:style-name="P148">Réduction du risque par ligne</text:p>
        </text:list-item>
        <text:list-item>
          <text:p text:style-name="P148">Réduction du nombre de risques dans l’unité de travail</text:p>
        </text:list-item>
      </text:list>
      <text:p text:style-name="P41"/>
      <text:p text:style-name="P41">Les risques totaux correspondent à la somme des risques par Unité de Travail ou par Groupement.</text:p>
      <text:p text:style-name="P41">Colonne 1 : Le numéro de l’Unité de Travail et/ou du Groupement tel qu’il apparaît sur les fiches annexées. </text:p>
      <text:p text:style-name="P41">Colonne 2 : La somme de tous les risques affectés sur cette UT ou GP</text:p>
      <text:p text:style-name="P41">Colonne 3 : Colonne libre pour vos commentaires afin de vous permettre d’esquisser votre plan d’action.</text:p>
      <text:p text:style-name="P41"/>
      <text:p text:style-name="P38"/>
      <text:p text:style-name="P41"/>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33">S<text:span text:style-name="T8"><text:note text:id="ftn5" text:note-class="footnote"><text:note-citation>5</text:note-citation><text:note-body><text:p text:style-name="P16">Numéro unique désignant l’entité, si l’affichage des risques partagés est activé.</text:p></text:note-body></text:note></text:span> - UT ou GP</text:p>
          </table:table-cell>
          <table:table-cell table:style-name="Tableau2.A1" office:value-type="string">
            <text:p text:style-name="P21">Description de UT ou GP</text:p>
          </table:table-cell>
          <table:table-cell table:style-name="Tableau2.A1" office:value-type="string">
            <text:p text:style-name="P25">Somme</text:p>
            <text:p text:style-name="P25">des risques</text:p>
          </table:table-cell>
          <table:table-cell table:style-name="Tableau2.D1" office:value-type="string">
            <text:p text:style-name="P19"><text:span text:style-name="T24">Nb</text:span><text:note text:id="ftn6" text:note-class="footnote"><text:note-citation>6</text:note-citation><text:note-body><text:p text:style-name="P18">Nombre des risques Inacceptable</text:p></text:note-body></text:note></text:p>
          </table:table-cell>
          <table:table-cell table:style-name="Tableau2.E1" office:value-type="string">
            <text:p text:style-name="P19"><text:span text:style-name="T24">Nb</text:span><text:note text:id="ftn7" text:note-class="footnote"><text:note-citation>7</text:note-citation><text:note-body><text:p text:style-name="P18">Nombre des risques à traiter</text:p></text:note-body></text:note></text:p>
          </table:table-cell>
          <table:table-cell table:style-name="Tableau2.F1" office:value-type="string">
            <text:p text:style-name="P19">Nb<text:note text:id="ftn8" text:note-class="footnote"><text:note-citation>8</text:note-citation><text:note-body><text:p text:style-name="P18">Nombre des risques à planifier</text:p></text:note-body></text:note></text:p>
          </table:table-cell>
          <table:table-cell table:style-name="Tableau2.G1" office:value-type="string">
            <text:p text:style-name="P19">Nb<text:note text:id="ftn9" text:note-class="footnote"><text:note-citation>9</text:note-citation><text:note-body><text:p text:style-name="P18">Nombre des risques faible</text:p></text:note-body></text:note></text:p>
          </table:table-cell>
        </table:table-row>
        <table:table-row>
          <table:table-cell table:style-name="Tableau2.A2" office:value-type="string">
            <text:p text:style-name="P46">[!-- BEGIN row.risqueFiche --]{nomElement}</text:p>
          </table:table-cell>
          <table:table-cell table:style-name="Tableau2.B2" office:value-type="string">
            <text:p text:style-name="P46">{description}</text:p>
          </table:table-cell>
          <table:table-cell table:style-name="Tableau2.C2" office:value-type="string">
            <text:p text:style-name="P46">{quotationTotale}</text:p>
          </table:table-cell>
          <table:table-cell table:style-name="Tableau2.D2" office:value-type="string">
            <text:p text:style-name="P46">{NbRiskBlack}</text:p>
          </table:table-cell>
          <table:table-cell table:style-name="Tableau2.F2" office:value-type="string">
            <text:p text:style-name="P46">{NbRiskRed}</text:p>
          </table:table-cell>
          <table:table-cell table:style-name="Tableau2.F2" office:value-type="string">
            <text:p text:style-name="P46">{NbRiskOrange}</text:p>
          </table:table-cell>
          <table:table-cell table:style-name="Tableau2.G2" office:value-type="string">
            <text:p text:style-name="P46">{NbRiskGrey}[!-- END row.risqueFiche --]</text:p>
          </table:table-cell>
        </table:table-row>
      </table:table>
      <text:h text:style-name="P139" text:outline-level="1" text:is-list-header="true"/>
      <text:p text:style-name="P153"/>
      <text:h text:style-name="P139" text:outline-level="1"><text:bookmark-start text:name="__RefHeading__66_2019626781"/>Hiérarchisation des risques et p<text:span text:style-name="T25">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74">La dernière colonne du tableau contient le PAPRIPACT</text:p>
      <text:p text:style-name="P74">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8">é</text:span> dans l’article <text:a xlink:type="simple" xlink:href="https://www.legifrance.gouv.fr/codes/article_lc/LEGIARTI000043893919" office:target-frame-name="_blank" xlink:show="new" text:style-name="Internet_20_link" text:visited-style-name="Visited_20_Internet_20_Link">L. 4121-3</text:a></text:p>
      <text:p text:style-name="P74"/>
      <text:p text:style-name="P70">« 1° Pour les entreprises dont l'effectif est supérieur ou égal à cinquante salariés, sur un programme annuel de prévention des risques professionnels et d'amélioration des conditions de travail qui :</text:p>
      <text:list xml:id="list1210163787" text:style-name="L11">
        <text:list-item>
          <text:p text:style-name="P149">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49">b) Identifie les ressources de l'entreprise pouvant être mobilisées ;</text:p>
        </text:list-item>
        <text:list-item>
          <text:p text:style-name="P149">c) Comprend un calendrier de mise en œuvre ;</text:p>
        </text:list-item>
      </text:list>
      <text:p text:style-name="P70">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41">Colonne 1 : Le numéro de l’Unité de Travail et/ou du Groupement tel qu’il apparaît sur les fiches annexées. Ces numéros ne sont pas forcément consécutifs.</text:p>
      <text:p text:style-name="P41">Colonne 2 : Identifiant unique du risque ainsi que de l’évaluation associée</text:p>
      <text:p text:style-name="P41">Colonne 3 : Le coefficient de risque unitaire et l’échelle de priorisation en couleur définie au <text:s/>paragraphe 3.7.2. </text:p>
      <text:p text:style-name="P66"><text:span text:style-name="T34">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4">ED840.pdf</text:span></text:a><text:span text:style-name="T34">)</text:span></text:p>
      <text:p text:style-name="P75">Colonne 5 : Vos commentaires afin de mieux comprendre le risque et d’esquisser votre plan d’action.</text:p>
      <text:p text:style-name="P106"/>
      <text:p text:style-name="P102">Nous vous rappelons que le coefficient de probabilité étant un constat des accidents arrivés, il vous est difficile de le réduire. </text:p>
      <text:p text:style-name="P101"><text:span text:style-name="T18">Vous pouv</text:span>ez agir sur un ou plusieurs des autres coefficients qui composent le risque :</text:p>
      <text:list xml:id="list320612753" text:style-name="WW8Num11">
        <text:list-item>
          <text:p text:style-name="P158">La gravité : peut être réduite en minimisant l'impact du danger sur la personne</text:p>
        </text:list-item>
        <text:list-item>
          <text:p text:style-name="P158">L’exposition : peut être réduite en diminuant le temps de contact entre la personne et le danger</text:p>
        </text:list-item>
        <text:list-item>
          <text:p text:style-name="P158">La formation : peut être améliorée en sensibilisant et en formant la personne</text:p>
        </text:list-item>
        <text:list-item>
          <text:p text:style-name="P158">La protection : peut être améliorée en modifiant et/ou aménageant les unités de travail</text:p>
        </text:list-item>
      </text:list>
      <text:p text:style-name="P74"/>
      <text:h text:style-name="P124" text:outline-level="2"><text:bookmark-start text:name="__RefHeading__3670_1391606497"/><text:span text:style-name="T30">R</text:span><text:span text:style-name="T31">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31">S<text:note text:id="ftn10" text:note-class="footnote"><text:note-citation>10</text:note-citation><text:note-body><text:p text:style-name="P16">Numéro unique désignant l’entité, si l’affichage des risques partagés est activé.</text:p></text:note-body></text:note> - UT ou GP</text:p>
          </table:table-cell>
          <table:table-cell table:style-name="Tableau3.A1" office:value-type="string">
            <text:p text:style-name="P31">Id RA<text:note text:id="ftn11" text:note-class="footnote"><text:note-citation>11</text:note-citation><text:note-body><text:p text:style-name="P16">Id RA : Identifiant unique du risque-Identifiant unique de l’évaluation</text:p></text:note-body></text:note></text:p>
          </table:table-cell>
          <table:table-cell table:style-name="Tableau3.A1" office:value-type="string">
            <text:p text:style-name="P31">Cot<text:note text:id="ftn12" text:note-class="footnote"><text:note-citation>12</text:note-citation><text:note-body><text:p text:style-name="P17">Cotation du risque trié par ordre décroissant</text:p></text:note-body></text:note></text:p>
          </table:table-cell>
          <table:table-cell table:style-name="Tableau3.A1" office:value-type="string">
            <text:p text:style-name="P32">Cat Risque</text:p>
          </table:table-cell>
          <table:table-cell table:style-name="Tableau3.A1" office:value-type="string">
            <text:p text:style-name="P25">Description du risque</text:p>
          </table:table-cell>
          <table:table-cell table:style-name="Tableau3.A1" office:value-type="string">
            <text:p text:style-name="P25">Commentaires sur l’évaluation</text:p>
          </table:table-cell>
          <table:table-cell table:style-name="Tableau3.G1" office:value-type="string">
            <text:p text:style-name="P25">Actions du programme annuel de prévention<text:note text:id="ftn13" text:note-class="footnote"><text:note-citation>13</text:note-citation><text:note-body><text:p text:style-name="Footnote"><text:span text:style-name="T36">Le programme annuel sera affiché si les taches sont renseignées dans </text:span><text:a xlink:type="simple" xlink:href="https://fr.wordpress.org/plugins/task-manager/" text:style-name="Internet_20_link" text:visited-style-name="Visited_20_Internet_20_Link"><text:span text:style-name="T36">l</text:span></text:a><text:span text:style-name="T2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5" office:value-type="string">
            <text:p text:style-name="P58">[!-- BEGIN row.risk4 --]{nomElement}</text:p>
          </table:table-cell>
          <table:table-cell table:style-name="Tableau3.B5" office:value-type="string">
            <text:p text:style-name="P58">{identifiantRisque}</text:p>
          </table:table-cell>
          <table:table-cell table:style-name="Tableau3.C2" office:value-type="string">
            <text:p text:style-name="P58">{quotationRisque}</text:p>
          </table:table-cell>
          <table:table-cell table:style-name="Tableau3.D5" office:value-type="string">
            <text:p text:style-name="P58">{nomDanger}</text:p>
            <text:p text:style-name="P49">{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50">Actions en cours :</text:p>
            <text:p text:style-name="P39">{actionPreventionUncompleted}</text:p>
            <text:p text:style-name="P39"/>
            <text:p text:style-name="P50">Action<text:span text:style-name="T47">s</text:span> réalisées :</text:p>
            <text:p text:style-name="P48"><text:span text:style-name="T39">{actionPreventionCompleted}</text:span>[!-- END row.risk4 --]</text:p>
          </table:table-cell>
        </table:table-row>
        <table:table-row>
          <table:table-cell table:style-name="Tableau3.A5" office:value-type="string">
            <text:p text:style-name="P58">[!-- BEGIN row.risk3 --]{nomElement}</text:p>
          </table:table-cell>
          <table:table-cell table:style-name="Tableau3.B5" office:value-type="string">
            <text:p text:style-name="P58">{identifiantRisque}</text:p>
          </table:table-cell>
          <table:table-cell table:style-name="Tableau3.C3" office:value-type="string">
            <text:p text:style-name="P58">{quotationRisque}</text:p>
          </table:table-cell>
          <table:table-cell table:style-name="Tableau3.D5" office:value-type="string">
            <text:p text:style-name="P58">{nomDanger}</text:p>
            <text:p text:style-name="P49">{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50">Actions en cours :</text:p>
            <text:p text:style-name="P39">{actionPreventionUncompleted}</text:p>
            <text:p text:style-name="P39"/>
            <text:p text:style-name="P50">Action<text:span text:style-name="T47">s</text:span> réalisées :</text:p>
            <text:p text:style-name="P48"><text:span text:style-name="T39">{actionPreventionCompleted}</text:span>[!-- END row.risk3 --]</text:p>
          </table:table-cell>
        </table:table-row>
        <table:table-row>
          <table:table-cell table:style-name="Tableau3.A5" office:value-type="string">
            <text:p text:style-name="P58">[!-- BEGIN row.risk2 --]{nomElement}</text:p>
          </table:table-cell>
          <table:table-cell table:style-name="Tableau3.B5" office:value-type="string">
            <text:p text:style-name="P58">{identifiantRisque}</text:p>
          </table:table-cell>
          <table:table-cell table:style-name="Tableau3.C4" office:value-type="string">
            <text:p text:style-name="P58">{quotationRisque}</text:p>
          </table:table-cell>
          <table:table-cell table:style-name="Tableau3.D5" office:value-type="string">
            <text:p text:style-name="P58">{nomDanger}</text:p>
            <text:p text:style-name="P49">{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50">Actions en cours :</text:p>
            <text:p text:style-name="P39">{actionPreventionUncompleted}</text:p>
            <text:p text:style-name="P39"/>
            <text:p text:style-name="P50">Action<text:span text:style-name="T47">s</text:span> réalisées :</text:p>
            <text:p text:style-name="P48"><text:span text:style-name="T39">{actionPreventionCompleted}</text:span>[!-- END row.risk2 --]</text:p>
          </table:table-cell>
        </table:table-row>
        <table:table-row>
          <table:table-cell table:style-name="Tableau3.A5" office:value-type="string">
            <text:p text:style-name="P58">[!-- BEGIN row.risk1 --]{nomElement}</text:p>
          </table:table-cell>
          <table:table-cell table:style-name="Tableau3.B5" office:value-type="string">
            <text:p text:style-name="P58">{identifiantRisque}</text:p>
          </table:table-cell>
          <table:table-cell table:style-name="Tableau3.C5" office:value-type="string">
            <text:p text:style-name="P58">{quotationRisque}</text:p>
          </table:table-cell>
          <table:table-cell table:style-name="Tableau3.D5" office:value-type="string">
            <text:p text:style-name="P58">{nomDanger}</text:p>
            <text:p text:style-name="P49">{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50">Actions en cours :</text:p>
            <text:p text:style-name="P39">{actionPreventionUncompleted}</text:p>
            <text:p text:style-name="P39"/>
            <text:p text:style-name="P50">Action<text:span text:style-name="T47">s</text:span> réalisées :</text:p>
            <text:p text:style-name="P48"><text:span text:style-name="T39">{actionPreventionCompleted}</text:span>[!-- END row.risk1 --]</text:p>
          </table:table-cell>
        </table:table-row>
      </table:table>
      <text:p text:style-name="P47"/>
      <text:p text:style-name="P47"/>
      <text:p text:style-name="P47"/>
      <text:p text:style-name="P47"/>
      <text:p text:style-name="P47"/>
      <text:p text:style-name="P47"/>
      <text:p text:style-name="P47"/>
      <text:p text:style-name="P47"/>
      <text:p text:style-name="P47"/>
      <text:p text:style-name="P47"><text:soft-page-break/>Liste des <text:span text:style-name="T45">tickets</text:span></text:p>
      <text:p text:style-name="P4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22"><text:span text:style-name="T46">N°</text:span> du ticket</text:p>
          </table:table-cell>
          <table:table-cell table:style-name="Tableau10.A1" office:value-type="string">
            <text:p text:style-name="P24">Lieu</text:p>
          </table:table-cell>
          <table:table-cell table:style-name="Tableau10.A1" office:value-type="string">
            <text:p text:style-name="P24">Tags/catégories</text:p>
          </table:table-cell>
          <table:table-cell table:style-name="Tableau10.A1" office:value-type="string">
            <text:p text:style-name="P23">Date création</text:p>
          </table:table-cell>
          <table:table-cell table:style-name="Tableau10.A1" office:value-type="string">
            <text:p text:style-name="P104">Sujet</text:p>
          </table:table-cell>
          <table:table-cell table:style-name="Tableau10.A1" office:value-type="string">
            <text:p text:style-name="P105">Message initial</text:p>
          </table:table-cell>
          <table:table-cell table:style-name="Tableau10.A1" office:value-type="string">
            <text:p text:style-name="P103">Progression</text:p>
          </table:table-cell>
          <table:table-cell table:style-name="Tableau10.H1" office:value-type="string">
            <text:p text:style-name="P100">État</text:p>
          </table:table-cell>
        </table:table-row>
        <table:table-row table:style-name="Tableau10.2">
          <table:table-cell table:style-name="Tableau10.A2" office:value-type="string">
            <text:p text:style-name="P26">[!-- BEGIN row.tickets --]{refticket}</text:p>
          </table:table-cell>
          <table:table-cell table:style-name="Tableau10.B2" office:value-type="string">
            <text:p text:style-name="P26">{digiriskelement_ref_label}</text:p>
          </table:table-cell>
          <table:table-cell table:style-name="Tableau10.C2" office:value-type="string">
            <text:p text:style-name="P26">{categories}</text:p>
          </table:table-cell>
          <table:table-cell table:style-name="Tableau10.D2" office:value-type="string">
            <text:p text:style-name="P26">{creation_date}</text:p>
          </table:table-cell>
          <table:table-cell table:style-name="Tableau10.E2" office:value-type="string">
            <text:p text:style-name="P26">{subject}</text:p>
          </table:table-cell>
          <table:table-cell table:style-name="Tableau10.F2" office:value-type="string">
            <text:p text:style-name="P26">{message}</text:p>
          </table:table-cell>
          <table:table-cell table:style-name="Tableau10.G2" office:value-type="string">
            <text:p text:style-name="P26">{progress}</text:p>
          </table:table-cell>
          <table:table-cell table:style-name="Tableau10.H2" office:value-type="string">
            <text:p text:style-name="P26">{status} [!-- END row.tickets --]</text:p>
          </table:table-cell>
        </table:table-row>
      </table:table>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style style:name="MT5" style:family="text">
      <style:text-properties fo:font-weight="normal" officeooo:rsid="0042fe4b" style:font-weight-asian="normal" style:font-weight-complex="normal"/>
    </style:style>
    <style:style style:name="MT6" style:family="text">
      <style:text-properties fo:font-weight="normal" officeooo:rsid="0045adeb" style:font-weight-asian="normal" style:font-weight-complex="normal"/>
    </style:style>
    <style:style style:name="MT7"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7.217cm" svg:y="-0.011cm" svg:width="1.797cm" svg:height="0.337cm" draw:z-index="15"><draw:image xlink:href="Pictures/10000000000000500000000F88A725AFCA06D7CA.png" xlink:type="simple" xlink:show="embed" xlink:actuate="onLoad" loext: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0713</text:span><text:span text:style-name="MT2"> - </text:span>Page :<text:page-number text:select-page="current">13</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5.546cm" svg:y="0.03cm" svg:width="2.117cm" svg:height="0.397cm" draw:z-index="2"><draw:image xlink:href="Pictures/10000000000000500000000F88A725AFCA06D7CA.png" xlink:type="simple" xlink:show="embed" xlink:actuate="onLoad" loext: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1</text:span><text:span text:style-name="MT7"> </text:span><text:span text:style-name="MT2">- 202</text:span><text:span text:style-name="MT6">30518</text:span><text:span text:style-name="MT2">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277</meta:editing-cycles>
    <meta:editing-duration>P1DT16H20M52S</meta:editing-duration>
    <meta:generator>LibreOffice/6.1.5.2$Windows_X86_64 LibreOffice_project/90f8dcf33c87b3705e78202e3df5142b201bd805</meta:generator>
    <dc:date>2023-11-29T18:47:57.462000000</dc:date>
    <meta:document-statistic meta:table-count="12" meta:image-count="28" meta:object-count="0" meta:page-count="16" meta:paragraph-count="441" meta:word-count="3514" meta:character-count="22210" meta:non-whitespace-character-count="19159"/>
  </office:meta>
</office:document-meta>
</file>